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1.166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6071in"/>
    </style:style>
    <style:style style:name="co6" style:family="table-column">
      <style:table-column-properties fo:break-before="auto" style:column-width="1.7909in"/>
    </style:style>
    <style:style style:name="co7" style:family="table-column">
      <style:table-column-properties fo:break-before="auto" style:column-width="0.5346in"/>
    </style:style>
    <style:style style:name="co8" style:family="table-column">
      <style:table-column-properties fo:break-before="auto" style:column-width="1.4417in"/>
    </style:style>
    <style:style style:name="co9" style:family="table-column">
      <style:table-column-properties fo:break-before="auto" style:column-width="0.3819in"/>
    </style:style>
    <style:style style:name="co10" style:family="table-column">
      <style:table-column-properties fo:break-before="auto" style:column-width="1.4091in"/>
    </style:style>
    <style:style style:name="co11" style:family="table-column">
      <style:table-column-properties fo:break-before="auto" style:column-width="2.6047in"/>
    </style:style>
    <style:style style:name="co12" style:family="table-column">
      <style:table-column-properties fo:break-before="auto" style:column-width="1.1492in"/>
    </style:style>
    <style:style style:name="co13" style:family="table-column">
      <style:table-column-properties fo:break-before="auto" style:column-width="1.0654in"/>
    </style:style>
    <style:style style:name="co14" style:family="table-column">
      <style:table-column-properties fo:break-before="auto" style:column-width="1.2228in"/>
    </style:style>
    <style:style style:name="co15" style:family="table-column">
      <style:table-column-properties fo:break-before="auto" style:column-width="1.2965in"/>
    </style:style>
    <style:style style:name="co16" style:family="table-column">
      <style:table-column-properties fo:break-before="auto" style:column-width="1.3071in"/>
    </style:style>
    <style:style style:name="co17" style:family="table-column">
      <style:table-column-properties fo:break-before="auto" style:column-width="1.2547in"/>
    </style:style>
    <style:style style:name="co18" style:family="table-column">
      <style:table-column-properties fo:break-before="auto" style:column-width="1.339in"/>
    </style:style>
    <style:style style:name="co19" style:family="table-column">
      <style:table-column-properties fo:break-before="auto" style:column-width="1.3283in"/>
    </style:style>
    <style:style style:name="co20" style:family="table-column">
      <style:table-column-properties fo:break-before="auto" style:column-width="1.3598in"/>
    </style:style>
    <style:style style:name="co21" style:family="table-column">
      <style:table-column-properties fo:break-before="auto" style:column-width="1.4437in"/>
    </style:style>
    <style:style style:name="co22" style:family="table-column">
      <style:table-column-properties fo:break-before="auto" style:column-width="1.2335in"/>
    </style:style>
    <style:style style:name="co23" style:family="table-column">
      <style:table-column-properties fo:break-before="auto" style:column-width="1.2126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1602in"/>
    </style:style>
    <style:style style:name="co26" style:family="table-column">
      <style:table-column-properties fo:break-before="auto" style:column-width="1.202in"/>
    </style:style>
    <style:style style:name="co27" style:family="table-column">
      <style:table-column-properties fo:break-before="auto" style:column-width="1.2756in"/>
    </style:style>
    <style:style style:name="co28" style:family="table-column">
      <style:table-column-properties fo:break-before="auto" style:column-width="1.139in"/>
    </style:style>
    <style:style style:name="co29" style:family="table-column">
      <style:table-column-properties fo:break-before="auto" style:column-width="1.2445in"/>
    </style:style>
    <style:style style:name="co30" style:family="table-column">
      <style:table-column-properties fo:break-before="auto" style:column-width="1.2862in"/>
    </style:style>
    <style:style style:name="co31" style:family="table-column">
      <style:table-column-properties fo:break-before="auto" style:column-width="1.3492in"/>
    </style:style>
    <style:style style:name="co32" style:family="table-column">
      <style:table-column-properties fo:break-before="auto" style:column-width="1.3909in"/>
    </style:style>
    <style:style style:name="co33" style:family="table-column">
      <style:table-column-properties fo:break-before="auto" style:column-width="1.118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 fo:padding-bottom="0.0193in" fo:padding-left="0.0138in" fo:padding-right="0.0138in" fo:padding-top="0.0193in"/>
      <style:text-properties fo:font-weight="bold"/>
    </style:style>
    <style:style style:name="ce4" style:family="table-cell" style:parent-style-name="Default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5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fo:font-weight="bold"/>
    </style:style>
    <style:style style:name="ce6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0" style:family="table-cell" style:parent-style-name="Default">
      <style:table-cell-properties fo:border="0.06pt solid #0066cc" fo:padding-bottom="0.0193in" fo:padding-left="0.0138in" fo:padding-right="0.0138in" fo:padding-top="0.0193in"/>
    </style:style>
  </office:automatic-styles>
  <office:body>
    <office:spreadsheet>
      <table:table table:name="calculation_results" table:style-name="ta1" table:print="false">
        <table:table-column table:style-name="co1" table:default-cell-style-name="ce2"/>
        <table:table-column table:style-name="co2" table:visibility="collapse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visibility="collapse" table:default-cell-style-name="ce4"/>
        <table:table-column table:style-name="co7" table:visibility="collapse" table:default-cell-style-name="ce2"/>
        <table:table-column table:style-name="co8" table:default-cell-style-name="ce6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>
            <text:p>Planet</text:p>
          </table:table-cell>
          <table:table-cell table:style-name="ce3" office:value-type="string">
            <text:p>1955-01-01 12:00</text:p>
          </table:table-cell>
          <table:table-cell table:style-name="ce3" office:value-type="string">
            <text:p>2015-12-30 12:00</text:p>
          </table:table-cell>
          <table:table-cell table:style-name="ce1"/>
          <table:table-cell table:style-name="ce1" office:value-type="string">
            <text:p>Number of revolutions:</text:p>
          </table:table-cell>
          <table:table-cell table:style-name="ce1" office:value-type="string">
            <text:p>Number of days elapsed:</text:p>
          </table:table-cell>
          <table:table-cell table:style-name="ce1"/>
          <table:table-cell table:style-name="ce5" office:value-type="string">
            <text:p>Avg # of days for 1 revolution:</text:p>
          </table:table-cell>
          <table:table-cell table:style-name="ce1"/>
          <table:table-cell table:style-name="ce7" office:value-type="string">
            <text:p>Avg # of years for 1 revolution:</text:p>
          </table:table-cell>
        </table:table-row>
        <table:table-row table:style-name="ro2" table:visibility="collapse">
          <table:table-cell office:value-type="string">
            <text:p>G.Moon</text:p>
          </table:table-cell>
          <table:table-cell office:value-type="float" office:value="8.651">
            <text:p>8.651</text:p>
          </table:table-cell>
          <table:table-cell office:value-type="float" office:value="293561.226">
            <text:p>293561.226</text:p>
          </table:table-cell>
          <table:table-cell/>
          <table:table-cell table:formula="of:=([.C2]-[.B2])/360" office:value-type="float" office:value="815.423819444444">
            <text:p>815.4238194444</text:p>
          </table:table-cell>
          <table:table-cell office:value-type="float" office:value="22278">
            <text:p>22278</text:p>
          </table:table-cell>
          <table:table-cell/>
          <table:table-cell table:formula="of:=[.F2]/[.E2]" office:value-type="float" office:value="27.3207618771527">
            <text:p>27.3207618772</text:p>
          </table:table-cell>
          <table:table-cell/>
          <table:table-cell table:formula="of:=[.H2]/365.2425" office:value-type="float" office:value="0.0748017053797208">
            <text:p>0.0748017054</text:p>
          </table:table-cell>
        </table:table-row>
        <table:table-row table:style-name="ro2" table:visibility="collapse">
          <table:table-cell office:value-type="string">
            <text:p>G.Sun</text:p>
          </table:table-cell>
          <table:table-cell office:value-type="float" office:value="280.522">
            <text:p>280.522</text:p>
          </table:table-cell>
          <table:table-cell office:value-type="float" office:value="22238.672">
            <text:p>22238.672</text:p>
          </table:table-cell>
          <table:table-cell/>
          <table:table-cell table:formula="of:=([.C3]-[.B3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3]/[.E3]" office:value-type="float" office:value="365.243884389168">
            <text:p>365.2438843892</text:p>
          </table:table-cell>
          <table:table-cell/>
          <table:table-cell table:formula="of:=[.H3]/365.2425" office:value-type="float" office:value="1.0000037903288">
            <text:p>1.0000037903</text:p>
          </table:table-cell>
        </table:table-row>
        <table:table-row table:style-name="ro2" table:visibility="collapse">
          <table:table-cell office:value-type="string">
            <text:p>H.Mercury</text:p>
          </table:table-cell>
          <table:table-cell office:value-type="float" office:value="294.302">
            <text:p>294.302</text:p>
          </table:table-cell>
          <table:table-cell office:value-type="float" office:value="91463.453">
            <text:p>91463.453</text:p>
          </table:table-cell>
          <table:table-cell/>
          <table:table-cell table:formula="of:=([.C4]-[.B4])/360" office:value-type="float" office:value="253.247641666667">
            <text:p>253.2476416667</text:p>
          </table:table-cell>
          <table:table-cell office:value-type="float" office:value="22278">
            <text:p>22278</text:p>
          </table:table-cell>
          <table:table-cell/>
          <table:table-cell table:formula="of:=[.F4]/[.E4]" office:value-type="float" office:value="87.9692298549539">
            <text:p>87.969229855</text:p>
          </table:table-cell>
          <table:table-cell/>
          <table:table-cell table:formula="of:=[.H4]/365.2425" office:value-type="float" office:value="0.240851570819261">
            <text:p>0.2408515708</text:p>
          </table:table-cell>
        </table:table-row>
        <table:table-row table:style-name="ro2" table:visibility="collapse">
          <table:table-cell office:value-type="string">
            <text:p>H.Venus</text:p>
          </table:table-cell>
          <table:table-cell office:value-type="float" office:value="128.996">
            <text:p>128.996</text:p>
          </table:table-cell>
          <table:table-cell office:value-type="float" office:value="35822.808">
            <text:p>35822.808</text:p>
          </table:table-cell>
          <table:table-cell/>
          <table:table-cell table:formula="of:=([.C5]-[.B5])/360" office:value-type="float" office:value="99.1494777777778">
            <text:p>99.1494777778</text:p>
          </table:table-cell>
          <table:table-cell office:value-type="float" office:value="22278">
            <text:p>22278</text:p>
          </table:table-cell>
          <table:table-cell/>
          <table:table-cell table:formula="of:=[.F5]/[.E5]" office:value-type="float" office:value="224.691047288533">
            <text:p>224.6910472885</text:p>
          </table:table-cell>
          <table:table-cell/>
          <table:table-cell table:formula="of:=[.H5]/365.2425" office:value-type="float" office:value="0.61518319277886">
            <text:p>0.6151831928</text:p>
          </table:table-cell>
        </table:table-row>
        <table:table-row table:style-name="ro2" table:visibility="collapse">
          <table:table-cell office:value-type="string">
            <text:p>H.Earth</text:p>
          </table:table-cell>
          <table:table-cell office:value-type="float" office:value="100.522">
            <text:p>100.522</text:p>
          </table:table-cell>
          <table:table-cell office:value-type="float" office:value="22058.672">
            <text:p>22058.672</text:p>
          </table:table-cell>
          <table:table-cell/>
          <table:table-cell table:formula="of:=([.C6]-[.B6])/360" office:value-type="float" office:value="60.9948611111111">
            <text:p>60.9948611111</text:p>
          </table:table-cell>
          <table:table-cell office:value-type="float" office:value="22278">
            <text:p>22278</text:p>
          </table:table-cell>
          <table:table-cell/>
          <table:table-cell table:formula="of:=[.F6]/[.E6]" office:value-type="float" office:value="365.243884389168">
            <text:p>365.2438843892</text:p>
          </table:table-cell>
          <table:table-cell/>
          <table:table-cell table:formula="of:=[.H6]/365.2425" office:value-type="float" office:value="1.0000037903288">
            <text:p>1.0000037903</text:p>
          </table:table-cell>
        </table:table-row>
        <table:table-row table:style-name="ro2" table:visibility="collapse">
          <table:table-cell office:value-type="string">
            <text:p>H.Mars</text:p>
          </table:table-cell>
          <table:table-cell office:value-type="float" office:value="30.384">
            <text:p>30.384</text:p>
          </table:table-cell>
          <table:table-cell office:value-type="float" office:value="11693.766">
            <text:p>11693.766</text:p>
          </table:table-cell>
          <table:table-cell/>
          <table:table-cell table:formula="of:=([.C7]-[.B7])/360" office:value-type="float" office:value="32.3982833333333">
            <text:p>32.3982833333</text:p>
          </table:table-cell>
          <table:table-cell office:value-type="float" office:value="22278">
            <text:p>22278</text:p>
          </table:table-cell>
          <table:table-cell/>
          <table:table-cell table:formula="of:=[.F7]/[.E7]" office:value-type="float" office:value="687.629025611954">
            <text:p>687.629025612</text:p>
          </table:table-cell>
          <table:table-cell/>
          <table:table-cell table:formula="of:=[.H7]/365.2425" office:value-type="float" office:value="1.88266432743165">
            <text:p>1.8826643274</text:p>
          </table:table-cell>
        </table:table-row>
        <table:table-row table:style-name="ro2" table:visibility="collapse">
          <table:table-cell office:value-type="string">
            <text:p>H.Jupiter</text:p>
          </table:table-cell>
          <table:table-cell office:value-type="float" office:value="113.749">
            <text:p>113.749</text:p>
          </table:table-cell>
          <table:table-cell office:value-type="float" office:value="1963.047">
            <text:p>1963.047</text:p>
          </table:table-cell>
          <table:table-cell/>
          <table:table-cell table:formula="of:=([.C8]-[.B8])/360" office:value-type="float" office:value="5.13693888888889">
            <text:p>5.1369388889</text:p>
          </table:table-cell>
          <table:table-cell office:value-type="float" office:value="22278">
            <text:p>22278</text:p>
          </table:table-cell>
          <table:table-cell/>
          <table:table-cell table:formula="of:=[.F8]/[.E8]" office:value-type="float" office:value="4336.82402727954">
            <text:p>4336.8240272796</text:p>
          </table:table-cell>
          <table:table-cell/>
          <table:table-cell table:formula="of:=[.H8]/365.2425" office:value-type="float" office:value="11.8738208923648">
            <text:p>11.8738208924</text:p>
          </table:table-cell>
        </table:table-row>
        <table:table-row table:style-name="ro2" table:visibility="collapse">
          <table:table-cell office:value-type="string">
            <text:p>H.Saturn</text:p>
          </table:table-cell>
          <table:table-cell office:value-type="float" office:value="223.896">
            <text:p>223.896</text:p>
          </table:table-cell>
          <table:table-cell office:value-type="float" office:value="968.393">
            <text:p>968.393</text:p>
          </table:table-cell>
          <table:table-cell/>
          <table:table-cell table:formula="of:=([.C9]-[.B9])/360" office:value-type="float" office:value="2.06804722222222">
            <text:p>2.0680472222</text:p>
          </table:table-cell>
          <table:table-cell office:value-type="float" office:value="22278">
            <text:p>22278</text:p>
          </table:table-cell>
          <table:table-cell/>
          <table:table-cell table:formula="of:=[.F9]/[.E9]" office:value-type="float" office:value="10772.4812860226">
            <text:p>10772.4812860226</text:p>
          </table:table-cell>
          <table:table-cell/>
          <table:table-cell table:formula="of:=[.H9]/365.2425" office:value-type="float" office:value="29.494051995654">
            <text:p>29.4940519957</text:p>
          </table:table-cell>
        </table:table-row>
        <table:table-row table:style-name="ro2" table:visibility="collapse">
          <table:table-cell office:value-type="string">
            <text:p>H.Chiron</text:p>
          </table:table-cell>
          <table:table-cell office:value-type="float" office:value="299.015">
            <text:p>299.015</text:p>
          </table:table-cell>
          <table:table-cell office:value-type="float" office:value="710.319">
            <text:p>710.319</text:p>
          </table:table-cell>
          <table:table-cell/>
          <table:table-cell table:formula="of:=([.C10]-[.B10])/360" office:value-type="float" office:value="1.14251111111111">
            <text:p>1.1425111111</text:p>
          </table:table-cell>
          <table:table-cell office:value-type="float" office:value="22278">
            <text:p>22278</text:p>
          </table:table-cell>
          <table:table-cell/>
          <table:table-cell table:formula="of:=[.F10]/[.E10]" office:value-type="float" office:value="19499.1539104896">
            <text:p>19499.1539104896</text:p>
          </table:table-cell>
          <table:table-cell/>
          <table:table-cell table:formula="of:=[.H10]/365.2425" office:value-type="float" office:value="53.3868701218768">
            <text:p>53.3868701219</text:p>
          </table:table-cell>
        </table:table-row>
        <table:table-row table:style-name="ro2" table:visibility="collapse">
          <table:table-cell office:value-type="string">
            <text:p>H.Uranus</text:p>
          </table:table-cell>
          <table:table-cell office:value-type="float" office:value="115.474">
            <text:p>115.474</text:p>
          </table:table-cell>
          <table:table-cell office:value-type="float" office:value="379.363">
            <text:p>379.363</text:p>
          </table:table-cell>
          <table:table-cell/>
          <table:table-cell table:formula="of:=([.C11]-[.B11])/360" office:value-type="float" office:value="0.733025">
            <text:p>0.733025</text:p>
          </table:table-cell>
          <table:table-cell office:value-type="float" office:value="22278">
            <text:p>22278</text:p>
          </table:table-cell>
          <table:table-cell/>
          <table:table-cell table:formula="of:=[.F11]/[.E11]" office:value-type="float" office:value="30391.8693086866">
            <text:p>30391.8693086866</text:p>
          </table:table-cell>
          <table:table-cell/>
          <table:table-cell table:formula="of:=[.H11]/365.2425" office:value-type="float" office:value="83.210111935732">
            <text:p>83.2101119357</text:p>
          </table:table-cell>
        </table:table-row>
        <table:table-row table:style-name="ro2" table:visibility="collapse">
          <table:table-cell office:value-type="string">
            <text:p>H.Neptune</text:p>
          </table:table-cell>
          <table:table-cell office:value-type="float" office:value="206.245">
            <text:p>206.245</text:p>
          </table:table-cell>
          <table:table-cell office:value-type="float" office:value="339.13">
            <text:p>339.13</text:p>
          </table:table-cell>
          <table:table-cell/>
          <table:table-cell table:formula="of:=([.C12]-[.B12])/360" office:value-type="float" office:value="0.369125">
            <text:p>0.369125</text:p>
          </table:table-cell>
          <table:table-cell office:value-type="float" office:value="22278">
            <text:p>22278</text:p>
          </table:table-cell>
          <table:table-cell/>
          <table:table-cell table:formula="of:=[.F12]/[.E12]" office:value-type="float" office:value="60353.538774128">
            <text:p>60353.538774128</text:p>
          </table:table-cell>
          <table:table-cell/>
          <table:table-cell table:formula="of:=[.H12]/365.2425" office:value-type="float" office:value="165.242376706238">
            <text:p>165.2423767062</text:p>
          </table:table-cell>
        </table:table-row>
        <table:table-row table:style-name="ro2" table:visibility="collapse">
          <table:table-cell office:value-type="string">
            <text:p>H.Pluto</text:p>
          </table:table-cell>
          <table:table-cell office:value-type="float" office:value="145.351">
            <text:p>145.351</text:p>
          </table:table-cell>
          <table:table-cell office:value-type="float" office:value="285.199">
            <text:p>285.199</text:p>
          </table:table-cell>
          <table:table-cell/>
          <table:table-cell table:formula="of:=([.C13]-[.B13])/360" office:value-type="float" office:value="0.388466666666667">
            <text:p>0.3884666667</text:p>
          </table:table-cell>
          <table:table-cell office:value-type="float" office:value="22278">
            <text:p>22278</text:p>
          </table:table-cell>
          <table:table-cell/>
          <table:table-cell table:formula="of:=[.F13]/[.E13]" office:value-type="float" office:value="57348.5498541273">
            <text:p>57348.5498541273</text:p>
          </table:table-cell>
          <table:table-cell/>
          <table:table-cell table:formula="of:=[.H13]/365.2425" office:value-type="float" office:value="157.014996486245">
            <text:p>157.0149964862</text:p>
          </table:table-cell>
        </table:table-row>
        <table:table-row table:style-name="ro2" table:visibility="collapse">
          <table:table-cell office:value-type="string">
            <text:p>H.Isis</text:p>
          </table:table-cell>
          <table:table-cell office:value-type="float" office:value="127.856">
            <text:p>127.856</text:p>
          </table:table-cell>
          <table:table-cell office:value-type="float" office:value="150.967">
            <text:p>150.967</text:p>
          </table:table-cell>
          <table:table-cell/>
          <table:table-cell table:formula="of:=([.C14]-[.B14])/360" office:value-type="float" office:value="0.0641972222222223">
            <text:p>0.0641972222</text:p>
          </table:table-cell>
          <table:table-cell office:value-type="float" office:value="22278">
            <text:p>22278</text:p>
          </table:table-cell>
          <table:table-cell/>
          <table:table-cell table:formula="of:=[.F14]/[.E14]" office:value-type="float" office:value="347024.360694042">
            <text:p>347024.360694042</text:p>
          </table:table-cell>
          <table:table-cell/>
          <table:table-cell table:formula="of:=[.H14]/365.2425" office:value-type="float" office:value="950.120428739924">
            <text:p>950.1204287399</text:p>
          </table:table-cell>
        </table:table-row>
        <table:table-row table:style-name="ro2">
          <table:table-cell office:value-type="string">
            <text:p>H.Mercury/H.Venus</text:p>
          </table:table-cell>
          <table:table-cell office:value-type="float" office:value="525.306">
            <text:p>525.306</text:p>
          </table:table-cell>
          <table:table-cell office:value-type="float" office:value="56000.645">
            <text:p>56000.645</text:p>
          </table:table-cell>
          <table:table-cell/>
          <table:table-cell table:formula="of:=([.C15]-[.B15])/360" office:value-type="float" office:value="154.098163888889">
            <text:p>154.0981638889</text:p>
          </table:table-cell>
          <table:table-cell office:value-type="float" office:value="22278">
            <text:p>22278</text:p>
          </table:table-cell>
          <table:table-cell/>
          <table:table-cell table:formula="of:=[.F15]/[.E15]" office:value-type="float" office:value="144.570184600404">
            <text:p>144.5701846004</text:p>
          </table:table-cell>
          <table:table-cell/>
          <table:table-cell table:formula="of:=[.H15]/365.2425" office:value-type="float" office:value="0.395819721419069">
            <text:p>0.3958197214</text:p>
          </table:table-cell>
        </table:table-row>
        <table:table-row table:style-name="ro2">
          <table:table-cell office:value-type="string">
            <text:p>H.Mercury/H.Earth</text:p>
          </table:table-cell>
          <table:table-cell office:value-type="float" office:value="553.78">
            <text:p>553.78</text:p>
          </table:table-cell>
          <table:table-cell office:value-type="float" office:value="69764.781">
            <text:p>69764.781</text:p>
          </table:table-cell>
          <table:table-cell/>
          <table:table-cell table:formula="of:=([.C16]-[.B16])/360" office:value-type="float" office:value="192.252780555556">
            <text:p>192.2527805556</text:p>
          </table:table-cell>
          <table:table-cell office:value-type="float" office:value="22278">
            <text:p>22278</text:p>
          </table:table-cell>
          <table:table-cell/>
          <table:table-cell table:formula="of:=[.F16]/[.E16]" office:value-type="float" office:value="115.878688129363">
            <text:p>115.8786881294</text:p>
          </table:table-cell>
          <table:table-cell/>
          <table:table-cell table:formula="of:=[.H16]/365.2425" office:value-type="float" office:value="0.317265072190018">
            <text:p>0.3172650722</text:p>
          </table:table-cell>
        </table:table-row>
        <table:table-row table:style-name="ro2">
          <table:table-cell office:value-type="string">
            <text:p>H.Mercury/H.Mars</text:p>
          </table:table-cell>
          <table:table-cell office:value-type="float" office:value="623.918">
            <text:p>623.918</text:p>
          </table:table-cell>
          <table:table-cell office:value-type="float" office:value="80129.687">
            <text:p>80129.687</text:p>
          </table:table-cell>
          <table:table-cell/>
          <table:table-cell table:formula="of:=([.C17]-[.B17])/360" office:value-type="float" office:value="220.849358333333">
            <text:p>220.8493583333</text:p>
          </table:table-cell>
          <table:table-cell office:value-type="float" office:value="22278">
            <text:p>22278</text:p>
          </table:table-cell>
          <table:table-cell/>
          <table:table-cell table:formula="of:=[.F17]/[.E17]" office:value-type="float" office:value="100.874189393728">
            <text:p>100.8741893937</text:p>
          </table:table-cell>
          <table:table-cell/>
          <table:table-cell table:formula="of:=[.H17]/365.2425" office:value-type="float" office:value="0.276184149965374">
            <text:p>0.27618415</text:p>
          </table:table-cell>
        </table:table-row>
        <table:table-row table:style-name="ro2">
          <table:table-cell office:value-type="string">
            <text:p>H.Mercury/H.Jupiter</text:p>
          </table:table-cell>
          <table:table-cell office:value-type="float" office:value="540.553">
            <text:p>540.553</text:p>
          </table:table-cell>
          <table:table-cell office:value-type="float" office:value="89860.406">
            <text:p>89860.406</text:p>
          </table:table-cell>
          <table:table-cell/>
          <table:table-cell table:formula="of:=([.C18]-[.B18])/360" office:value-type="float" office:value="248.110702777778">
            <text:p>248.1107027778</text:p>
          </table:table-cell>
          <table:table-cell office:value-type="float" office:value="22278">
            <text:p>22278</text:p>
          </table:table-cell>
          <table:table-cell/>
          <table:table-cell table:formula="of:=[.F18]/[.E18]" office:value-type="float" office:value="89.7905642545113">
            <text:p>89.7905642545</text:p>
          </table:table-cell>
          <table:table-cell/>
          <table:table-cell table:formula="of:=[.H18]/365.2425" office:value-type="float" office:value="0.245838215033878">
            <text:p>0.245838215</text:p>
          </table:table-cell>
        </table:table-row>
        <table:table-row table:style-name="ro2">
          <table:table-cell office:value-type="string">
            <text:p>H.Mercury/H.Chiron</text:p>
          </table:table-cell>
          <table:table-cell office:value-type="float" office:value="355.287">
            <text:p>355.287</text:p>
          </table:table-cell>
          <table:table-cell office:value-type="float" office:value="91113.134">
            <text:p>91113.134</text:p>
          </table:table-cell>
          <table:table-cell/>
          <table:table-cell table:formula="of:=([.C19]-[.B19])/360" office:value-type="float" office:value="252.105130555556">
            <text:p>252.1051305556</text:p>
          </table:table-cell>
          <table:table-cell office:value-type="float" office:value="22278">
            <text:p>22278</text:p>
          </table:table-cell>
          <table:table-cell/>
          <table:table-cell table:formula="of:=[.F19]/[.E19]" office:value-type="float" office:value="88.3678961665981">
            <text:p>88.3678961666</text:p>
          </table:table-cell>
          <table:table-cell/>
          <table:table-cell table:formula="of:=[.H19]/365.2425" office:value-type="float" office:value="0.241943082107362">
            <text:p>0.2419430821</text:p>
          </table:table-cell>
        </table:table-row>
        <table:table-row table:style-name="ro2">
          <table:table-cell office:value-type="string">
            <text:p>H.Mercury/H.Saturn</text:p>
          </table:table-cell>
          <table:table-cell office:value-type="float" office:value="430.406">
            <text:p>430.406</text:p>
          </table:table-cell>
          <table:table-cell office:value-type="float" office:value="90855.06">
            <text:p>90855.06</text:p>
          </table:table-cell>
          <table:table-cell/>
          <table:table-cell table:formula="of:=([.C20]-[.B20])/360" office:value-type="float" office:value="251.179594444444">
            <text:p>251.1795944444</text:p>
          </table:table-cell>
          <table:table-cell office:value-type="float" office:value="22278">
            <text:p>22278</text:p>
          </table:table-cell>
          <table:table-cell/>
          <table:table-cell table:formula="of:=[.F20]/[.E20]" office:value-type="float" office:value="88.6935105109719">
            <text:p>88.693510511</text:p>
          </table:table-cell>
          <table:table-cell/>
          <table:table-cell table:formula="of:=[.H20]/365.2425" office:value-type="float" office:value="0.242834583902399">
            <text:p>0.2428345839</text:p>
          </table:table-cell>
        </table:table-row>
        <table:table-row table:style-name="ro2">
          <table:table-cell office:value-type="string">
            <text:p>H.Mercury/H.Uranus</text:p>
          </table:table-cell>
          <table:table-cell office:value-type="float" office:value="538.828">
            <text:p>538.828</text:p>
          </table:table-cell>
          <table:table-cell office:value-type="float" office:value="91444.09">
            <text:p>91444.09</text:p>
          </table:table-cell>
          <table:table-cell/>
          <table:table-cell table:formula="of:=([.C21]-[.B21])/360" office:value-type="float" office:value="252.514616666667">
            <text:p>252.5146166667</text:p>
          </table:table-cell>
          <table:table-cell office:value-type="float" office:value="22278">
            <text:p>22278</text:p>
          </table:table-cell>
          <table:table-cell/>
          <table:table-cell table:formula="of:=[.F21]/[.E21]" office:value-type="float" office:value="88.2245958435277">
            <text:p>88.2245958435</text:p>
          </table:table-cell>
          <table:table-cell/>
          <table:table-cell table:formula="of:=[.H21]/365.2425" office:value-type="float" office:value="0.241550739148724">
            <text:p>0.2415507391</text:p>
          </table:table-cell>
        </table:table-row>
        <table:table-row table:style-name="ro2">
          <table:table-cell office:value-type="string">
            <text:p>H.Mercury/H.Neptune</text:p>
          </table:table-cell>
          <table:table-cell office:value-type="float" office:value="448.057">
            <text:p>448.057</text:p>
          </table:table-cell>
          <table:table-cell office:value-type="float" office:value="91484.323">
            <text:p>91484.323</text:p>
          </table:table-cell>
          <table:table-cell/>
          <table:table-cell table:formula="of:=([.C22]-[.B22])/360" office:value-type="float" office:value="252.878516666667">
            <text:p>252.8785166667</text:p>
          </table:table-cell>
          <table:table-cell office:value-type="float" office:value="22278">
            <text:p>22278</text:p>
          </table:table-cell>
          <table:table-cell/>
          <table:table-cell table:formula="of:=[.F22]/[.E22]" office:value-type="float" office:value="88.0976379237699">
            <text:p>88.0976379238</text:p>
          </table:table-cell>
          <table:table-cell/>
          <table:table-cell table:formula="of:=[.H22]/365.2425" office:value-type="float" office:value="0.241203140170626">
            <text:p>0.2412031402</text:p>
          </table:table-cell>
        </table:table-row>
        <table:table-row table:style-name="ro2">
          <table:table-cell office:value-type="string">
            <text:p>H.Mercury/H.Pluto</text:p>
          </table:table-cell>
          <table:table-cell office:value-type="float" office:value="508.951">
            <text:p>508.951</text:p>
          </table:table-cell>
          <table:table-cell office:value-type="float" office:value="91538.254">
            <text:p>91538.254</text:p>
          </table:table-cell>
          <table:table-cell/>
          <table:table-cell table:formula="of:=([.C23]-[.B23])/360" office:value-type="float" office:value="252.859175">
            <text:p>252.859175</text:p>
          </table:table-cell>
          <table:table-cell office:value-type="float" office:value="22278">
            <text:p>22278</text:p>
          </table:table-cell>
          <table:table-cell/>
          <table:table-cell table:formula="of:=[.F23]/[.E23]" office:value-type="float" office:value="88.1043766752778">
            <text:p>88.1043766753</text:p>
          </table:table-cell>
          <table:table-cell/>
          <table:table-cell table:formula="of:=[.H23]/365.2425" office:value-type="float" office:value="0.241221590245598">
            <text:p>0.2412215902</text:p>
          </table:table-cell>
        </table:table-row>
        <table:table-row table:style-name="ro2">
          <table:table-cell office:value-type="string">
            <text:p>H.Venus/H.Earth</text:p>
          </table:table-cell>
          <table:table-cell office:value-type="float" office:value="388.474">
            <text:p>388.474</text:p>
          </table:table-cell>
          <table:table-cell office:value-type="float" office:value="14124.136">
            <text:p>14124.136</text:p>
          </table:table-cell>
          <table:table-cell/>
          <table:table-cell table:formula="of:=([.C24]-[.B24])/360" office:value-type="float" office:value="38.1546166666667">
            <text:p>38.1546166667</text:p>
          </table:table-cell>
          <table:table-cell office:value-type="float" office:value="22278">
            <text:p>22278</text:p>
          </table:table-cell>
          <table:table-cell/>
          <table:table-cell table:formula="of:=[.F24]/[.E24]" office:value-type="float" office:value="583.887402005087">
            <text:p>583.8874020051</text:p>
          </table:table-cell>
          <table:table-cell/>
          <table:table-cell table:formula="of:=[.H24]/365.2425" office:value-type="float" office:value="1.59862940924204">
            <text:p>1.5986294092</text:p>
          </table:table-cell>
        </table:table-row>
        <table:table-row table:style-name="ro2">
          <table:table-cell office:value-type="string">
            <text:p>H.Venus/H.Mars</text:p>
          </table:table-cell>
          <table:table-cell office:value-type="float" office:value="458.612">
            <text:p>458.612</text:p>
          </table:table-cell>
          <table:table-cell office:value-type="float" office:value="24489.042">
            <text:p>24489.042</text:p>
          </table:table-cell>
          <table:table-cell/>
          <table:table-cell table:formula="of:=([.C25]-[.B25])/360" office:value-type="float" office:value="66.7511944444445">
            <text:p>66.7511944444</text:p>
          </table:table-cell>
          <table:table-cell office:value-type="float" office:value="22278">
            <text:p>22278</text:p>
          </table:table-cell>
          <table:table-cell/>
          <table:table-cell table:formula="of:=[.F25]/[.E25]" office:value-type="float" office:value="333.746836823145">
            <text:p>333.7468368231</text:p>
          </table:table-cell>
          <table:table-cell/>
          <table:table-cell table:formula="of:=[.H25]/365.2425" office:value-type="float" office:value="0.913767803098338">
            <text:p>0.9137678031</text:p>
          </table:table-cell>
        </table:table-row>
        <table:table-row table:style-name="ro2">
          <table:table-cell office:value-type="string">
            <text:p>H.Venus/H.Jupiter</text:p>
          </table:table-cell>
          <table:table-cell office:value-type="float" office:value="375.247">
            <text:p>375.247</text:p>
          </table:table-cell>
          <table:table-cell office:value-type="float" office:value="34219.761">
            <text:p>34219.761</text:p>
          </table:table-cell>
          <table:table-cell/>
          <table:table-cell table:formula="of:=([.C26]-[.B26])/360" office:value-type="float" office:value="94.0125388888889">
            <text:p>94.0125388889</text:p>
          </table:table-cell>
          <table:table-cell office:value-type="float" office:value="22278">
            <text:p>22278</text:p>
          </table:table-cell>
          <table:table-cell/>
          <table:table-cell table:formula="of:=[.F26]/[.E26]" office:value-type="float" office:value="236.968390209415">
            <text:p>236.9683902094</text:p>
          </table:table-cell>
          <table:table-cell/>
          <table:table-cell table:formula="of:=[.H26]/365.2425" office:value-type="float" office:value="0.648797415989143">
            <text:p>0.648797416</text:p>
          </table:table-cell>
        </table:table-row>
        <table:table-row table:style-name="ro2">
          <table:table-cell office:value-type="string">
            <text:p>H.Venus/H.Chiron</text:p>
          </table:table-cell>
          <table:table-cell office:value-type="float" office:value="189.981">
            <text:p>189.981</text:p>
          </table:table-cell>
          <table:table-cell office:value-type="float" office:value="35472.489">
            <text:p>35472.489</text:p>
          </table:table-cell>
          <table:table-cell/>
          <table:table-cell table:formula="of:=([.C27]-[.B27])/360" office:value-type="float" office:value="98.0069666666667">
            <text:p>98.0069666667</text:p>
          </table:table-cell>
          <table:table-cell office:value-type="float" office:value="22278">
            <text:p>22278</text:p>
          </table:table-cell>
          <table:table-cell/>
          <table:table-cell table:formula="of:=[.F27]/[.E27]" office:value-type="float" office:value="227.310371473592">
            <text:p>227.3103714736</text:p>
          </table:table-cell>
          <table:table-cell/>
          <table:table-cell table:formula="of:=[.H27]/365.2425" office:value-type="float" office:value="0.62235465881871">
            <text:p>0.6223546588</text:p>
          </table:table-cell>
        </table:table-row>
        <table:table-row table:style-name="ro2">
          <table:table-cell office:value-type="string">
            <text:p>H.Venus/H.Saturn</text:p>
          </table:table-cell>
          <table:table-cell office:value-type="float" office:value="265.1">
            <text:p>265.1</text:p>
          </table:table-cell>
          <table:table-cell office:value-type="float" office:value="35214.415">
            <text:p>35214.415</text:p>
          </table:table-cell>
          <table:table-cell/>
          <table:table-cell table:formula="of:=([.C28]-[.B28])/360" office:value-type="float" office:value="97.0814305555556">
            <text:p>97.0814305556</text:p>
          </table:table-cell>
          <table:table-cell office:value-type="float" office:value="22278">
            <text:p>22278</text:p>
          </table:table-cell>
          <table:table-cell/>
          <table:table-cell table:formula="of:=[.F28]/[.E28]" office:value-type="float" office:value="229.477459000269">
            <text:p>229.4774590003</text:p>
          </table:table-cell>
          <table:table-cell/>
          <table:table-cell table:formula="of:=[.H28]/365.2425" office:value-type="float" office:value="0.628287942942756">
            <text:p>0.6282879429</text:p>
          </table:table-cell>
        </table:table-row>
        <table:table-row table:style-name="ro2">
          <table:table-cell office:value-type="string">
            <text:p>H.Venus/H.Uranus</text:p>
          </table:table-cell>
          <table:table-cell office:value-type="float" office:value="373.522">
            <text:p>373.522</text:p>
          </table:table-cell>
          <table:table-cell office:value-type="float" office:value="35803.445">
            <text:p>35803.445</text:p>
          </table:table-cell>
          <table:table-cell/>
          <table:table-cell table:formula="of:=([.C29]-[.B29])/360" office:value-type="float" office:value="98.4164527777778">
            <text:p>98.4164527778</text:p>
          </table:table-cell>
          <table:table-cell office:value-type="float" office:value="22278">
            <text:p>22278</text:p>
          </table:table-cell>
          <table:table-cell/>
          <table:table-cell table:formula="of:=[.F29]/[.E29]" office:value-type="float" office:value="226.364590179888">
            <text:p>226.3645901799</text:p>
          </table:table-cell>
          <table:table-cell/>
          <table:table-cell table:formula="of:=[.H29]/365.2425" office:value-type="float" office:value="0.619765197587598">
            <text:p>0.6197651976</text:p>
          </table:table-cell>
        </table:table-row>
        <table:table-row table:style-name="ro2">
          <table:table-cell office:value-type="string">
            <text:p>H.Venus/H.Neptune</text:p>
          </table:table-cell>
          <table:table-cell office:value-type="float" office:value="282.751">
            <text:p>282.751</text:p>
          </table:table-cell>
          <table:table-cell office:value-type="float" office:value="35843.678">
            <text:p>35843.678</text:p>
          </table:table-cell>
          <table:table-cell/>
          <table:table-cell table:formula="of:=([.C30]-[.B30])/360" office:value-type="float" office:value="98.7803527777778">
            <text:p>98.7803527778</text:p>
          </table:table-cell>
          <table:table-cell office:value-type="float" office:value="22278">
            <text:p>22278</text:p>
          </table:table-cell>
          <table:table-cell/>
          <table:table-cell table:formula="of:=[.F30]/[.E30]" office:value-type="float" office:value="225.530678657505">
            <text:p>225.5306786575</text:p>
          </table:table-cell>
          <table:table-cell/>
          <table:table-cell table:formula="of:=[.H30]/365.2425" office:value-type="float" office:value="0.617482025387257">
            <text:p>0.6174820254</text:p>
          </table:table-cell>
        </table:table-row>
        <table:table-row table:style-name="ro2">
          <table:table-cell office:value-type="string">
            <text:p>H.Venus/H.Pluto</text:p>
          </table:table-cell>
          <table:table-cell office:value-type="float" office:value="343.645">
            <text:p>343.645</text:p>
          </table:table-cell>
          <table:table-cell office:value-type="float" office:value="35897.609">
            <text:p>35897.609</text:p>
          </table:table-cell>
          <table:table-cell/>
          <table:table-cell table:formula="of:=([.C31]-[.B31])/360" office:value-type="float" office:value="98.7610111111111">
            <text:p>98.7610111111</text:p>
          </table:table-cell>
          <table:table-cell office:value-type="float" office:value="22278">
            <text:p>22278</text:p>
          </table:table-cell>
          <table:table-cell/>
          <table:table-cell table:formula="of:=[.F31]/[.E31]" office:value-type="float" office:value="225.574847294102">
            <text:p>225.5748472941</text:p>
          </table:table-cell>
          <table:table-cell/>
          <table:table-cell table:formula="of:=[.H31]/365.2425" office:value-type="float" office:value="0.617602955006884">
            <text:p>0.617602955</text:p>
          </table:table-cell>
        </table:table-row>
        <table:table-row table:style-name="ro2">
          <table:table-cell office:value-type="string">
            <text:p>H.Earth/H.Mars</text:p>
          </table:table-cell>
          <table:table-cell office:value-type="float" office:value="430.138">
            <text:p>430.138</text:p>
          </table:table-cell>
          <table:table-cell office:value-type="float" office:value="10724.906">
            <text:p>10724.906</text:p>
          </table:table-cell>
          <table:table-cell/>
          <table:table-cell table:formula="of:=([.C32]-[.B32])/360" office:value-type="float" office:value="28.5965777777778">
            <text:p>28.5965777778</text:p>
          </table:table-cell>
          <table:table-cell office:value-type="float" office:value="22278">
            <text:p>22278</text:p>
          </table:table-cell>
          <table:table-cell/>
          <table:table-cell table:formula="of:=[.F32]/[.E32]" office:value-type="float" office:value="779.044267923279">
            <text:p>779.0442679233</text:p>
          </table:table-cell>
          <table:table-cell/>
          <table:table-cell table:formula="of:=[.H32]/365.2425" office:value-type="float" office:value="2.13295075990138">
            <text:p>2.1329507599</text:p>
          </table:table-cell>
        </table:table-row>
        <table:table-row table:style-name="ro2">
          <table:table-cell office:value-type="string">
            <text:p>H.Earth/H.Jupiter</text:p>
          </table:table-cell>
          <table:table-cell office:value-type="float" office:value="346.773">
            <text:p>346.773</text:p>
          </table:table-cell>
          <table:table-cell office:value-type="float" office:value="20455.625">
            <text:p>20455.625</text:p>
          </table:table-cell>
          <table:table-cell/>
          <table:table-cell table:formula="of:=([.C33]-[.B33])/360" office:value-type="float" office:value="55.8579222222222">
            <text:p>55.8579222222</text:p>
          </table:table-cell>
          <table:table-cell office:value-type="float" office:value="22278">
            <text:p>22278</text:p>
          </table:table-cell>
          <table:table-cell/>
          <table:table-cell table:formula="of:=[.F33]/[.E33]" office:value-type="float" office:value="398.83330982793">
            <text:p>398.8333098279</text:p>
          </table:table-cell>
          <table:table-cell/>
          <table:table-cell table:formula="of:=[.H33]/365.2425" office:value-type="float" office:value="1.09196851359831">
            <text:p>1.0919685136</text:p>
          </table:table-cell>
        </table:table-row>
        <table:table-row table:style-name="ro2">
          <table:table-cell office:value-type="string">
            <text:p>H.Earth/H.Chiron</text:p>
          </table:table-cell>
          <table:table-cell office:value-type="float" office:value="161.507">
            <text:p>161.507</text:p>
          </table:table-cell>
          <table:table-cell office:value-type="float" office:value="21708.353">
            <text:p>21708.353</text:p>
          </table:table-cell>
          <table:table-cell/>
          <table:table-cell table:formula="of:=([.C34]-[.B34])/360" office:value-type="float" office:value="59.85235">
            <text:p>59.85235</text:p>
          </table:table-cell>
          <table:table-cell office:value-type="float" office:value="22278">
            <text:p>22278</text:p>
          </table:table-cell>
          <table:table-cell/>
          <table:table-cell table:formula="of:=[.F34]/[.E34]" office:value-type="float" office:value="372.215961445123">
            <text:p>372.2159614451</text:p>
          </table:table-cell>
          <table:table-cell/>
          <table:table-cell table:formula="of:=[.H34]/365.2425" office:value-type="float" office:value="1.01909268895357">
            <text:p>1.019092689</text:p>
          </table:table-cell>
        </table:table-row>
        <table:table-row table:style-name="ro2">
          <table:table-cell office:value-type="string">
            <text:p>H.Earth/H.Saturn</text:p>
          </table:table-cell>
          <table:table-cell office:value-type="float" office:value="236.626">
            <text:p>236.626</text:p>
          </table:table-cell>
          <table:table-cell office:value-type="float" office:value="21450.279">
            <text:p>21450.279</text:p>
          </table:table-cell>
          <table:table-cell/>
          <table:table-cell table:formula="of:=([.C35]-[.B35])/360" office:value-type="float" office:value="58.9268138888889">
            <text:p>58.9268138889</text:p>
          </table:table-cell>
          <table:table-cell office:value-type="float" office:value="22278">
            <text:p>22278</text:p>
          </table:table-cell>
          <table:table-cell/>
          <table:table-cell table:formula="of:=[.F35]/[.E35]" office:value-type="float" office:value="378.062184763746">
            <text:p>378.0621847637</text:p>
          </table:table-cell>
          <table:table-cell/>
          <table:table-cell table:formula="of:=[.H35]/365.2425" office:value-type="float" office:value="1.03509910474204">
            <text:p>1.0350991047</text:p>
          </table:table-cell>
        </table:table-row>
        <table:table-row table:style-name="ro2">
          <table:table-cell office:value-type="string">
            <text:p>H.Earth/H.Uranus</text:p>
          </table:table-cell>
          <table:table-cell office:value-type="float" office:value="345.048">
            <text:p>345.048</text:p>
          </table:table-cell>
          <table:table-cell office:value-type="float" office:value="22039.309">
            <text:p>22039.309</text:p>
          </table:table-cell>
          <table:table-cell/>
          <table:table-cell table:formula="of:=([.C36]-[.B36])/360" office:value-type="float" office:value="60.2618361111111">
            <text:p>60.2618361111</text:p>
          </table:table-cell>
          <table:table-cell office:value-type="float" office:value="22278">
            <text:p>22278</text:p>
          </table:table-cell>
          <table:table-cell/>
          <table:table-cell table:formula="of:=[.F36]/[.E36]" office:value-type="float" office:value="369.686711153701">
            <text:p>369.6867111537</text:p>
          </table:table-cell>
          <table:table-cell/>
          <table:table-cell table:formula="of:=[.H36]/365.2425" office:value-type="float" office:value="1.01216783685825">
            <text:p>1.0121678369</text:p>
          </table:table-cell>
        </table:table-row>
        <table:table-row table:style-name="ro2">
          <table:table-cell office:value-type="string">
            <text:p>H.Earth/H.Neptune</text:p>
          </table:table-cell>
          <table:table-cell office:value-type="float" office:value="254.277">
            <text:p>254.277</text:p>
          </table:table-cell>
          <table:table-cell office:value-type="float" office:value="22079.542">
            <text:p>22079.542</text:p>
          </table:table-cell>
          <table:table-cell/>
          <table:table-cell table:formula="of:=([.C37]-[.B37])/360" office:value-type="float" office:value="60.6257361111111">
            <text:p>60.6257361111</text:p>
          </table:table-cell>
          <table:table-cell office:value-type="float" office:value="22278">
            <text:p>22278</text:p>
          </table:table-cell>
          <table:table-cell/>
          <table:table-cell table:formula="of:=[.F37]/[.E37]" office:value-type="float" office:value="367.467703141291">
            <text:p>367.4677031413</text:p>
          </table:table-cell>
          <table:table-cell/>
          <table:table-cell table:formula="of:=[.H37]/365.2425" office:value-type="float" office:value="1.00609239927251">
            <text:p>1.0060923993</text:p>
          </table:table-cell>
        </table:table-row>
        <table:table-row table:style-name="ro2">
          <table:table-cell office:value-type="string">
            <text:p>H.Earth/H.Pluto</text:p>
          </table:table-cell>
          <table:table-cell office:value-type="float" office:value="315.171">
            <text:p>315.171</text:p>
          </table:table-cell>
          <table:table-cell office:value-type="float" office:value="22133.473">
            <text:p>22133.473</text:p>
          </table:table-cell>
          <table:table-cell/>
          <table:table-cell table:formula="of:=([.C38]-[.B38])/360" office:value-type="float" office:value="60.6063944444445">
            <text:p>60.6063944444</text:p>
          </table:table-cell>
          <table:table-cell office:value-type="float" office:value="22278">
            <text:p>22278</text:p>
          </table:table-cell>
          <table:table-cell/>
          <table:table-cell table:formula="of:=[.F38]/[.E38]" office:value-type="float" office:value="367.584975219428">
            <text:p>367.5849752194</text:p>
          </table:table-cell>
          <table:table-cell/>
          <table:table-cell table:formula="of:=[.H38]/365.2425" office:value-type="float" office:value="1.00641347931697">
            <text:p>1.0064134793</text:p>
          </table:table-cell>
        </table:table-row>
        <table:table-row table:style-name="ro2">
          <table:table-cell office:value-type="string">
            <text:p>H.Mars/H.Jupiter</text:p>
          </table:table-cell>
          <table:table-cell office:value-type="float" office:value="276.635">
            <text:p>276.635</text:p>
          </table:table-cell>
          <table:table-cell office:value-type="float" office:value="10090.719">
            <text:p>10090.719</text:p>
          </table:table-cell>
          <table:table-cell/>
          <table:table-cell table:formula="of:=([.C39]-[.B39])/360" office:value-type="float" office:value="27.2613444444444">
            <text:p>27.2613444444</text:p>
          </table:table-cell>
          <table:table-cell office:value-type="float" office:value="22278">
            <text:p>22278</text:p>
          </table:table-cell>
          <table:table-cell/>
          <table:table-cell table:formula="of:=[.F39]/[.E39]" office:value-type="float" office:value="817.201075515555">
            <text:p>817.2010755156</text:p>
          </table:table-cell>
          <table:table-cell/>
          <table:table-cell table:formula="of:=[.H39]/365.2425" office:value-type="float" office:value="2.23742055077258">
            <text:p>2.2374205508</text:p>
          </table:table-cell>
        </table:table-row>
        <table:table-row table:style-name="ro2">
          <table:table-cell office:value-type="string">
            <text:p>H.Mars/H.Chiron</text:p>
          </table:table-cell>
          <table:table-cell office:value-type="float" office:value="91.369">
            <text:p>91.369</text:p>
          </table:table-cell>
          <table:table-cell office:value-type="float" office:value="11343.447">
            <text:p>11343.447</text:p>
          </table:table-cell>
          <table:table-cell/>
          <table:table-cell table:formula="of:=([.C40]-[.B40])/360" office:value-type="float" office:value="31.2557722222222">
            <text:p>31.2557722222</text:p>
          </table:table-cell>
          <table:table-cell office:value-type="float" office:value="22278">
            <text:p>22278</text:p>
          </table:table-cell>
          <table:table-cell/>
          <table:table-cell table:formula="of:=[.F40]/[.E40]" office:value-type="float" office:value="712.764344505966">
            <text:p>712.764344506</text:p>
          </table:table-cell>
          <table:table-cell/>
          <table:table-cell table:formula="of:=[.H40]/365.2425" office:value-type="float" office:value="1.95148249315445">
            <text:p>1.9514824932</text:p>
          </table:table-cell>
        </table:table-row>
        <table:table-row table:style-name="ro2">
          <table:table-cell office:value-type="string">
            <text:p>H.Mars/H.Saturn</text:p>
          </table:table-cell>
          <table:table-cell office:value-type="float" office:value="166.488">
            <text:p>166.488</text:p>
          </table:table-cell>
          <table:table-cell office:value-type="float" office:value="11085.373">
            <text:p>11085.373</text:p>
          </table:table-cell>
          <table:table-cell/>
          <table:table-cell table:formula="of:=([.C41]-[.B41])/360" office:value-type="float" office:value="30.3302361111111">
            <text:p>30.3302361111</text:p>
          </table:table-cell>
          <table:table-cell office:value-type="float" office:value="22278">
            <text:p>22278</text:p>
          </table:table-cell>
          <table:table-cell/>
          <table:table-cell table:formula="of:=[.F41]/[.E41]" office:value-type="float" office:value="734.514558949929">
            <text:p>734.5145589499</text:p>
          </table:table-cell>
          <table:table-cell/>
          <table:table-cell table:formula="of:=[.H41]/365.2425" office:value-type="float" office:value="2.01103255768408">
            <text:p>2.0110325577</text:p>
          </table:table-cell>
        </table:table-row>
        <table:table-row table:style-name="ro2">
          <table:table-cell office:value-type="string">
            <text:p>H.Mars/H.Uranus</text:p>
          </table:table-cell>
          <table:table-cell office:value-type="float" office:value="274.91">
            <text:p>274.91</text:p>
          </table:table-cell>
          <table:table-cell office:value-type="float" office:value="11674.403">
            <text:p>11674.403</text:p>
          </table:table-cell>
          <table:table-cell/>
          <table:table-cell table:formula="of:=([.C42]-[.B42])/360" office:value-type="float" office:value="31.6652583333333">
            <text:p>31.6652583333</text:p>
          </table:table-cell>
          <table:table-cell office:value-type="float" office:value="22278">
            <text:p>22278</text:p>
          </table:table-cell>
          <table:table-cell/>
          <table:table-cell table:formula="of:=[.F42]/[.E42]" office:value-type="float" office:value="703.547078804294">
            <text:p>703.5470788043</text:p>
          </table:table-cell>
          <table:table-cell/>
          <table:table-cell table:formula="of:=[.H42]/365.2425" office:value-type="float" office:value="1.92624647680457">
            <text:p>1.9262464768</text:p>
          </table:table-cell>
        </table:table-row>
        <table:table-row table:style-name="ro2">
          <table:table-cell office:value-type="string">
            <text:p>H.Mars/H.Neptune</text:p>
          </table:table-cell>
          <table:table-cell office:value-type="float" office:value="184.139">
            <text:p>184.139</text:p>
          </table:table-cell>
          <table:table-cell office:value-type="float" office:value="11714.636">
            <text:p>11714.636</text:p>
          </table:table-cell>
          <table:table-cell/>
          <table:table-cell table:formula="of:=([.C43]-[.B43])/360" office:value-type="float" office:value="32.0291583333333">
            <text:p>32.0291583333</text:p>
          </table:table-cell>
          <table:table-cell office:value-type="float" office:value="22278">
            <text:p>22278</text:p>
          </table:table-cell>
          <table:table-cell/>
          <table:table-cell table:formula="of:=[.F43]/[.E43]" office:value-type="float" office:value="695.55371290587">
            <text:p>695.5537129059</text:p>
          </table:table-cell>
          <table:table-cell/>
          <table:table-cell table:formula="of:=[.H43]/365.2425" office:value-type="float" office:value="1.90436138430186">
            <text:p>1.9043613843</text:p>
          </table:table-cell>
        </table:table-row>
        <table:table-row table:style-name="ro2">
          <table:table-cell office:value-type="string">
            <text:p>H.Mars/H.Pluto</text:p>
          </table:table-cell>
          <table:table-cell office:value-type="float" office:value="245.033">
            <text:p>245.033</text:p>
          </table:table-cell>
          <table:table-cell office:value-type="float" office:value="11768.567">
            <text:p>11768.567</text:p>
          </table:table-cell>
          <table:table-cell/>
          <table:table-cell table:formula="of:=([.C44]-[.B44])/360" office:value-type="float" office:value="32.0098166666667">
            <text:p>32.0098166667</text:p>
          </table:table-cell>
          <table:table-cell office:value-type="float" office:value="22278">
            <text:p>22278</text:p>
          </table:table-cell>
          <table:table-cell/>
          <table:table-cell table:formula="of:=[.F44]/[.E44]" office:value-type="float" office:value="695.973995477429">
            <text:p>695.9739954774</text:p>
          </table:table-cell>
          <table:table-cell/>
          <table:table-cell table:formula="of:=[.H44]/365.2425" office:value-type="float" office:value="1.90551207889944">
            <text:p>1.9055120789</text:p>
          </table:table-cell>
        </table:table-row>
        <table:table-row table:style-name="ro2" table:visibility="collapse">
          <table:table-cell office:value-type="string">
            <text:p>H.Jupiter/H.Chiron</text:p>
          </table:table-cell>
          <table:table-cell office:value-type="float" office:value="174.734">
            <text:p>174.734</text:p>
          </table:table-cell>
          <table:table-cell office:value-type="float" office:value="1612.728">
            <text:p>1612.728</text:p>
          </table:table-cell>
          <table:table-cell/>
          <table:table-cell table:formula="of:=([.C45]-[.B45])/360" office:value-type="float" office:value="3.99442777777778">
            <text:p>3.9944277778</text:p>
          </table:table-cell>
          <table:table-cell office:value-type="float" office:value="22278">
            <text:p>22278</text:p>
          </table:table-cell>
          <table:table-cell/>
          <table:table-cell table:formula="of:=[.F45]/[.E45]" office:value-type="float" office:value="5577.26944618684">
            <text:p>5577.2694461868</text:p>
          </table:table-cell>
          <table:table-cell/>
          <table:table-cell table:formula="of:=[.H45]/365.2425" office:value-type="float" office:value="15.2700450965779">
            <text:p>15.2700450966</text:p>
          </table:table-cell>
        </table:table-row>
        <table:table-row table:style-name="ro2" table:visibility="collapse">
          <table:table-cell office:value-type="string">
            <text:p>H.Jupiter/H.Saturn</text:p>
          </table:table-cell>
          <table:table-cell office:value-type="float" office:value="249.853">
            <text:p>249.853</text:p>
          </table:table-cell>
          <table:table-cell office:value-type="float" office:value="1354.654">
            <text:p>1354.654</text:p>
          </table:table-cell>
          <table:table-cell/>
          <table:table-cell table:formula="of:=([.C46]-[.B46])/360" office:value-type="float" office:value="3.06889166666667">
            <text:p>3.0688916667</text:p>
          </table:table-cell>
          <table:table-cell office:value-type="float" office:value="22278">
            <text:p>22278</text:p>
          </table:table-cell>
          <table:table-cell/>
          <table:table-cell table:formula="of:=[.F46]/[.E46]" office:value-type="float" office:value="7259.29828086687">
            <text:p>7259.2982808669</text:p>
          </table:table-cell>
          <table:table-cell/>
          <table:table-cell table:formula="of:=[.H46]/365.2425" office:value-type="float" office:value="19.875283629005">
            <text:p>19.875283629</text:p>
          </table:table-cell>
        </table:table-row>
        <table:table-row table:style-name="ro2" table:visibility="collapse">
          <table:table-cell office:value-type="string">
            <text:p>H.Jupiter/H.Uranus</text:p>
          </table:table-cell>
          <table:table-cell office:value-type="float" office:value="358.275">
            <text:p>358.275</text:p>
          </table:table-cell>
          <table:table-cell office:value-type="float" office:value="1943.684">
            <text:p>1943.684</text:p>
          </table:table-cell>
          <table:table-cell/>
          <table:table-cell table:formula="of:=([.C47]-[.B47])/360" office:value-type="float" office:value="4.40391388888889">
            <text:p>4.4039138889</text:p>
          </table:table-cell>
          <table:table-cell office:value-type="float" office:value="22278">
            <text:p>22278</text:p>
          </table:table-cell>
          <table:table-cell/>
          <table:table-cell table:formula="of:=[.F47]/[.E47]" office:value-type="float" office:value="5058.68201833092">
            <text:p>5058.6820183309</text:p>
          </table:table-cell>
          <table:table-cell/>
          <table:table-cell table:formula="of:=[.H47]/365.2425" office:value-type="float" office:value="13.850200944115">
            <text:p>13.8502009441</text:p>
          </table:table-cell>
        </table:table-row>
        <table:table-row table:style-name="ro2" table:visibility="collapse">
          <table:table-cell office:value-type="string">
            <text:p>H.Jupiter/H.Neptune</text:p>
          </table:table-cell>
          <table:table-cell office:value-type="float" office:value="267.504">
            <text:p>267.504</text:p>
          </table:table-cell>
          <table:table-cell office:value-type="float" office:value="1983.917">
            <text:p>1983.917</text:p>
          </table:table-cell>
          <table:table-cell/>
          <table:table-cell table:formula="of:=([.C48]-[.B48])/360" office:value-type="float" office:value="4.76781388888889">
            <text:p>4.7678138889</text:p>
          </table:table-cell>
          <table:table-cell office:value-type="float" office:value="22278">
            <text:p>22278</text:p>
          </table:table-cell>
          <table:table-cell/>
          <table:table-cell table:formula="of:=[.F48]/[.E48]" office:value-type="float" office:value="4672.58171547291">
            <text:p>4672.5817154729</text:p>
          </table:table-cell>
          <table:table-cell/>
          <table:table-cell table:formula="of:=[.H48]/365.2425" office:value-type="float" office:value="12.7930942195197">
            <text:p>12.7930942195</text:p>
          </table:table-cell>
        </table:table-row>
        <table:table-row table:style-name="ro2" table:visibility="collapse">
          <table:table-cell office:value-type="string">
            <text:p>H.Jupiter/H.Pluto</text:p>
          </table:table-cell>
          <table:table-cell office:value-type="float" office:value="328.398">
            <text:p>328.398</text:p>
          </table:table-cell>
          <table:table-cell office:value-type="float" office:value="2037.848">
            <text:p>2037.848</text:p>
          </table:table-cell>
          <table:table-cell/>
          <table:table-cell table:formula="of:=([.C49]-[.B49])/360" office:value-type="float" office:value="4.74847222222222">
            <text:p>4.7484722222</text:p>
          </table:table-cell>
          <table:table-cell office:value-type="float" office:value="22278">
            <text:p>22278</text:p>
          </table:table-cell>
          <table:table-cell/>
          <table:table-cell table:formula="of:=[.F49]/[.E49]" office:value-type="float" office:value="4691.6142618971">
            <text:p>4691.6142618971</text:p>
          </table:table-cell>
          <table:table-cell/>
          <table:table-cell table:formula="of:=[.H49]/365.2425" office:value-type="float" office:value="12.8452035617353">
            <text:p>12.8452035617</text:p>
          </table:table-cell>
        </table:table-row>
        <table:table-row table:style-name="ro2" table:visibility="collapse">
          <table:table-cell office:value-type="string">
            <text:p>H.Chiron/H.Uranus</text:p>
          </table:table-cell>
          <table:table-cell office:value-type="float" office:value="543.541">
            <text:p>543.541</text:p>
          </table:table-cell>
          <table:table-cell office:value-type="float" office:value="690.956">
            <text:p>690.956</text:p>
          </table:table-cell>
          <table:table-cell/>
          <table:table-cell table:formula="of:=([.C50]-[.B50])/360" office:value-type="float" office:value="0.409486111111111">
            <text:p>0.4094861111</text:p>
          </table:table-cell>
          <table:table-cell office:value-type="float" office:value="22278">
            <text:p>22278</text:p>
          </table:table-cell>
          <table:table-cell/>
          <table:table-cell table:formula="of:=[.F50]/[.E50]" office:value-type="float" office:value="54404.7756334159">
            <text:p>54404.7756334159</text:p>
          </table:table-cell>
          <table:table-cell/>
          <table:table-cell table:formula="of:=[.H50]/365.2425" office:value-type="float" office:value="148.955216420367">
            <text:p>148.9552164204</text:p>
          </table:table-cell>
        </table:table-row>
        <table:table-row table:style-name="ro2" table:visibility="collapse">
          <table:table-cell office:value-type="string">
            <text:p>H.Chiron/H.Neptune</text:p>
          </table:table-cell>
          <table:table-cell office:value-type="float" office:value="452.77">
            <text:p>452.77</text:p>
          </table:table-cell>
          <table:table-cell office:value-type="float" office:value="731.189">
            <text:p>731.189</text:p>
          </table:table-cell>
          <table:table-cell/>
          <table:table-cell table:formula="of:=([.C51]-[.B51])/360" office:value-type="float" office:value="0.773386111111111">
            <text:p>0.7733861111</text:p>
          </table:table-cell>
          <table:table-cell office:value-type="float" office:value="22278">
            <text:p>22278</text:p>
          </table:table-cell>
          <table:table-cell/>
          <table:table-cell table:formula="of:=[.F51]/[.E51]" office:value-type="float" office:value="28805.7927081126">
            <text:p>28805.7927081126</text:p>
          </table:table-cell>
          <table:table-cell/>
          <table:table-cell table:formula="of:=[.H51]/365.2425" office:value-type="float" office:value="78.8675816973999">
            <text:p>78.8675816974</text:p>
          </table:table-cell>
        </table:table-row>
        <table:table-row table:style-name="ro2" table:visibility="collapse">
          <table:table-cell office:value-type="string">
            <text:p>H.Chiron/H.Pluto</text:p>
          </table:table-cell>
          <table:table-cell office:value-type="float" office:value="513.664">
            <text:p>513.664</text:p>
          </table:table-cell>
          <table:table-cell office:value-type="float" office:value="785.12">
            <text:p>785.12</text:p>
          </table:table-cell>
          <table:table-cell/>
          <table:table-cell table:formula="of:=([.C52]-[.B52])/360" office:value-type="float" office:value="0.754044444444445">
            <text:p>0.7540444444</text:p>
          </table:table-cell>
          <table:table-cell office:value-type="float" office:value="22278">
            <text:p>22278</text:p>
          </table:table-cell>
          <table:table-cell/>
          <table:table-cell table:formula="of:=[.F52]/[.E52]" office:value-type="float" office:value="29544.6775904751">
            <text:p>29544.6775904751</text:p>
          </table:table-cell>
          <table:table-cell/>
          <table:table-cell table:formula="of:=[.H52]/365.2425" office:value-type="float" office:value="80.890579794178">
            <text:p>80.8905797942</text:p>
          </table:table-cell>
        </table:table-row>
        <table:table-row table:style-name="ro2" table:visibility="collapse">
          <table:table-cell office:value-type="string">
            <text:p>H.Saturn/H.Uranus</text:p>
          </table:table-cell>
          <table:table-cell office:value-type="float" office:value="468.422">
            <text:p>468.422</text:p>
          </table:table-cell>
          <table:table-cell office:value-type="float" office:value="949.03">
            <text:p>949.03</text:p>
          </table:table-cell>
          <table:table-cell/>
          <table:table-cell table:formula="of:=([.C53]-[.B53])/360" office:value-type="float" office:value="1.33502222222222">
            <text:p>1.3350222222</text:p>
          </table:table-cell>
          <table:table-cell office:value-type="float" office:value="22278">
            <text:p>22278</text:p>
          </table:table-cell>
          <table:table-cell/>
          <table:table-cell table:formula="of:=[.F53]/[.E53]" office:value-type="float" office:value="16687.3626739463">
            <text:p>16687.3626739463</text:p>
          </table:table-cell>
          <table:table-cell/>
          <table:table-cell table:formula="of:=[.H53]/365.2425" office:value-type="float" office:value="45.6884471931562">
            <text:p>45.6884471932</text:p>
          </table:table-cell>
        </table:table-row>
        <table:table-row table:style-name="ro2" table:visibility="collapse">
          <table:table-cell office:value-type="string">
            <text:p>H.Saturn/H.Neptune</text:p>
          </table:table-cell>
          <table:table-cell office:value-type="float" office:value="377.651">
            <text:p>377.651</text:p>
          </table:table-cell>
          <table:table-cell office:value-type="float" office:value="989.263">
            <text:p>989.263</text:p>
          </table:table-cell>
          <table:table-cell/>
          <table:table-cell table:formula="of:=([.C54]-[.B54])/360" office:value-type="float" office:value="1.69892222222222">
            <text:p>1.6989222222</text:p>
          </table:table-cell>
          <table:table-cell office:value-type="float" office:value="22278">
            <text:p>22278</text:p>
          </table:table-cell>
          <table:table-cell/>
          <table:table-cell table:formula="of:=[.F54]/[.E54]" office:value-type="float" office:value="13113.0193652185">
            <text:p>13113.0193652185</text:p>
          </table:table-cell>
          <table:table-cell/>
          <table:table-cell table:formula="of:=[.H54]/365.2425" office:value-type="float" office:value="35.9022276028076">
            <text:p>35.9022276028</text:p>
          </table:table-cell>
        </table:table-row>
        <table:table-row table:style-name="ro2" table:visibility="collapse">
          <table:table-cell office:value-type="string">
            <text:p>H.Saturn/H.Pluto</text:p>
          </table:table-cell>
          <table:table-cell office:value-type="float" office:value="438.545">
            <text:p>438.545</text:p>
          </table:table-cell>
          <table:table-cell office:value-type="float" office:value="1043.194">
            <text:p>1043.194</text:p>
          </table:table-cell>
          <table:table-cell/>
          <table:table-cell table:formula="of:=([.C55]-[.B55])/360" office:value-type="float" office:value="1.67958055555556">
            <text:p>1.6795805556</text:p>
          </table:table-cell>
          <table:table-cell office:value-type="float" office:value="22278">
            <text:p>22278</text:p>
          </table:table-cell>
          <table:table-cell/>
          <table:table-cell table:formula="of:=[.F55]/[.E55]" office:value-type="float" office:value="13264.0259059388">
            <text:p>13264.0259059388</text:p>
          </table:table-cell>
          <table:table-cell/>
          <table:table-cell table:formula="of:=[.H55]/365.2425" office:value-type="float" office:value="36.315669468747">
            <text:p>36.3156694687</text:p>
          </table:table-cell>
        </table:table-row>
        <table:table-row table:style-name="ro2" table:visibility="collapse">
          <table:table-cell office:value-type="string">
            <text:p>H.Uranus/H.Neptune</text:p>
          </table:table-cell>
          <table:table-cell office:value-type="float" office:value="269.229">
            <text:p>269.229</text:p>
          </table:table-cell>
          <table:table-cell office:value-type="float" office:value="400.233">
            <text:p>400.233</text:p>
          </table:table-cell>
          <table:table-cell/>
          <table:table-cell table:formula="of:=([.C56]-[.B56])/360" office:value-type="float" office:value="0.3639">
            <text:p>0.3639</text:p>
          </table:table-cell>
          <table:table-cell office:value-type="float" office:value="22278">
            <text:p>22278</text:p>
          </table:table-cell>
          <table:table-cell/>
          <table:table-cell table:formula="of:=[.F56]/[.E56]" office:value-type="float" office:value="61220.1154163232">
            <text:p>61220.1154163232</text:p>
          </table:table-cell>
          <table:table-cell/>
          <table:table-cell table:formula="of:=[.H56]/365.2425" office:value-type="float" office:value="167.614982966996">
            <text:p>167.614982967</text:p>
          </table:table-cell>
        </table:table-row>
        <table:table-row table:style-name="ro2" table:visibility="collapse">
          <table:table-cell office:value-type="string">
            <text:p>H.Uranus/H.Pluto</text:p>
          </table:table-cell>
          <table:table-cell office:value-type="float" office:value="330.123">
            <text:p>330.123</text:p>
          </table:table-cell>
          <table:table-cell office:value-type="float" office:value="454.164">
            <text:p>454.164</text:p>
          </table:table-cell>
          <table:table-cell/>
          <table:table-cell table:formula="of:=([.C57]-[.B57])/360" office:value-type="float" office:value="0.344558333333333">
            <text:p>0.3445583333</text:p>
          </table:table-cell>
          <table:table-cell office:value-type="float" office:value="22278">
            <text:p>22278</text:p>
          </table:table-cell>
          <table:table-cell/>
          <table:table-cell table:formula="of:=[.F57]/[.E57]" office:value-type="float" office:value="64656.6860957264">
            <text:p>64656.6860957264</text:p>
          </table:table-cell>
          <table:table-cell/>
          <table:table-cell table:formula="of:=[.H57]/365.2425" office:value-type="float" office:value="177.023993910146">
            <text:p>177.0239939101</text:p>
          </table:table-cell>
        </table:table-row>
        <table:table-row table:style-name="ro3">
          <table:table-cell office:value-type="string">
            <text:p>H.☿/H.♀ + H.ⴲ</text:p>
          </table:table-cell>
          <table:table-cell office:value-type="float" office:value="625.828">
            <text:p>625.828</text:p>
          </table:table-cell>
          <table:table-cell office:value-type="float" office:value="78059.317">
            <text:p>78059.317</text:p>
          </table:table-cell>
          <table:table-cell/>
          <table:table-cell table:formula="of:=([.C58]-[.B58])/360" office:value-type="float" office:value="215.093025">
            <text:p>215.093025</text:p>
          </table:table-cell>
          <table:table-cell office:value-type="float" office:value="22278">
            <text:p>22278</text:p>
          </table:table-cell>
          <table:table-cell/>
          <table:table-cell table:formula="of:=[.F58]/[.E58]" office:value-type="float" office:value="103.573790921393">
            <text:p>103.5737909214</text:p>
          </table:table-cell>
          <table:table-cell/>
          <table:table-cell table:formula="of:=[.H58]/365.2425" office:value-type="float" office:value="0.283575407904045">
            <text:p>0.2835754079</text:p>
          </table:table-cell>
        </table:table-row>
        <table:table-row table:style-name="ro2">
          <table:table-cell office:value-type="string">
            <text:p>H.☿/H.♀ + H.♂</text:p>
          </table:table-cell>
          <table:table-cell office:value-type="float" office:value="555.69">
            <text:p>555.69</text:p>
          </table:table-cell>
          <table:table-cell office:value-type="float" office:value="67694.411">
            <text:p>67694.411</text:p>
          </table:table-cell>
          <table:table-cell/>
          <table:table-cell table:formula="of:=([.C59]-[.B59])/360" office:value-type="float" office:value="186.496447222222">
            <text:p>186.4964472222</text:p>
          </table:table-cell>
          <table:table-cell office:value-type="float" office:value="22278">
            <text:p>22278</text:p>
          </table:table-cell>
          <table:table-cell/>
          <table:table-cell table:formula="of:=[.F59]/[.E59]" office:value-type="float" office:value="119.455358704257">
            <text:p>119.4553587043</text:p>
          </table:table-cell>
          <table:table-cell/>
          <table:table-cell table:formula="of:=[.H59]/365.2425" office:value-type="float" office:value="0.32705766361871">
            <text:p>0.3270576636</text:p>
          </table:table-cell>
        </table:table-row>
        <table:table-row table:style-name="ro3">
          <table:table-cell office:value-type="string">
            <text:p>H.♀/H.ⴲ + H.☿</text:p>
          </table:table-cell>
          <table:table-cell office:value-type="float" office:value="682.776">
            <text:p>682.776</text:p>
          </table:table-cell>
          <table:table-cell office:value-type="float" office:value="105587.589">
            <text:p>105587.589</text:p>
          </table:table-cell>
          <table:table-cell/>
          <table:table-cell table:formula="of:=([.C60]-[.B60])/360" office:value-type="float" office:value="291.402258333333">
            <text:p>291.4022583333</text:p>
          </table:table-cell>
          <table:table-cell office:value-type="float" office:value="22278">
            <text:p>22278</text:p>
          </table:table-cell>
          <table:table-cell/>
          <table:table-cell table:formula="of:=[.F60]/[.E60]" office:value-type="float" office:value="76.4510204121902">
            <text:p>76.4510204122</text:p>
          </table:table-cell>
          <table:table-cell/>
          <table:table-cell table:formula="of:=[.H60]/365.2425" office:value-type="float" office:value="0.209315784477957">
            <text:p>0.2093157845</text:p>
          </table:table-cell>
        </table:table-row>
        <table:table-row table:style-name="ro3">
          <table:table-cell office:value-type="string">
            <text:p>H.♀/H.ⴲ + H.♂</text:p>
          </table:table-cell>
          <table:table-cell office:value-type="float" office:value="418.858">
            <text:p>418.858</text:p>
          </table:table-cell>
          <table:table-cell office:value-type="float" office:value="25817.902">
            <text:p>25817.902</text:p>
          </table:table-cell>
          <table:table-cell/>
          <table:table-cell table:formula="of:=([.C61]-[.B61])/360" office:value-type="float" office:value="70.5529">
            <text:p>70.5529</text:p>
          </table:table-cell>
          <table:table-cell office:value-type="float" office:value="22278">
            <text:p>22278</text:p>
          </table:table-cell>
          <table:table-cell/>
          <table:table-cell table:formula="of:=[.F61]/[.E61]" office:value-type="float" office:value="315.763065727986">
            <text:p>315.763065728</text:p>
          </table:table-cell>
          <table:table-cell/>
          <table:table-cell table:formula="of:=[.H61]/365.2425" office:value-type="float" office:value="0.864529910204825">
            <text:p>0.8645299102</text:p>
          </table:table-cell>
        </table:table-row>
        <table:table-row table:style-name="ro2">
          <table:table-cell office:value-type="string">
            <text:p>H.♀/H.♂ + H.☿</text:p>
          </table:table-cell>
          <table:table-cell office:value-type="float" office:value="752.914">
            <text:p>752.914</text:p>
          </table:table-cell>
          <table:table-cell office:value-type="float" office:value="115952.495">
            <text:p>115952.495</text:p>
          </table:table-cell>
          <table:table-cell/>
          <table:table-cell table:formula="of:=([.C62]-[.B62])/360" office:value-type="float" office:value="319.998836111111">
            <text:p>319.9988361111</text:p>
          </table:table-cell>
          <table:table-cell office:value-type="float" office:value="22278">
            <text:p>22278</text:p>
          </table:table-cell>
          <table:table-cell/>
          <table:table-cell table:formula="of:=[.F62]/[.E62]" office:value-type="float" office:value="69.6190032149509">
            <text:p>69.619003215</text:p>
          </table:table-cell>
          <table:table-cell/>
          <table:table-cell table:formula="of:=[.H62]/365.2425" office:value-type="float" office:value="0.19061035672177">
            <text:p>0.1906103567</text:p>
          </table:table-cell>
        </table:table-row>
        <table:table-row table:style-name="ro3">
          <table:table-cell office:value-type="string">
            <text:p>H.♀/H.♂ + H.ⴲ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3]-[.B63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3]/[.E63]" office:value-type="float" office:value="174.392860140496">
            <text:p>174.3928601405</text:p>
          </table:table-cell>
          <table:table-cell/>
          <table:table-cell table:formula="of:=[.H63]/365.2425" office:value-type="float" office:value="0.47747143374743">
            <text:p>0.4774714337</text:p>
          </table:table-cell>
        </table:table-row>
        <table:table-row table:style-name="ro3">
          <table:table-cell office:value-type="string">
            <text:p>H.ⴲ/H.♂ + H.☿</text:p>
          </table:table-cell>
          <table:table-cell office:value-type="float" office:value="724.44">
            <text:p>724.44</text:p>
          </table:table-cell>
          <table:table-cell office:value-type="float" office:value="102188.359">
            <text:p>102188.359</text:p>
          </table:table-cell>
          <table:table-cell/>
          <table:table-cell table:formula="of:=([.C64]-[.B64])/360" office:value-type="float" office:value="281.844219444444">
            <text:p>281.8442194444</text:p>
          </table:table-cell>
          <table:table-cell office:value-type="float" office:value="22278">
            <text:p>22278</text:p>
          </table:table-cell>
          <table:table-cell/>
          <table:table-cell table:formula="of:=[.F64]/[.E64]" office:value-type="float" office:value="79.0436647730904">
            <text:p>79.0436647731</text:p>
          </table:table-cell>
          <table:table-cell/>
          <table:table-cell table:formula="of:=[.H64]/365.2425" office:value-type="float" office:value="0.216414203640295">
            <text:p>0.2164142036</text:p>
          </table:table-cell>
        </table:table-row>
        <table:table-row table:style-name="ro3">
          <table:table-cell office:value-type="string">
            <text:p>H.ⴲ/H.♂ + H.♀</text:p>
          </table:table-cell>
          <table:table-cell office:value-type="float" office:value="559.134">
            <text:p>559.134</text:p>
          </table:table-cell>
          <table:table-cell office:value-type="float" office:value="46547.714">
            <text:p>46547.714</text:p>
          </table:table-cell>
          <table:table-cell/>
          <table:table-cell table:formula="of:=([.C65]-[.B65])/360" office:value-type="float" office:value="127.746055555556">
            <text:p>127.7460555556</text:p>
          </table:table-cell>
          <table:table-cell office:value-type="float" office:value="22278">
            <text:p>22278</text:p>
          </table:table-cell>
          <table:table-cell/>
          <table:table-cell table:formula="of:=[.F65]/[.E65]" office:value-type="float" office:value="174.392860140496">
            <text:p>174.3928601405</text:p>
          </table:table-cell>
          <table:table-cell/>
          <table:table-cell table:formula="of:=[.H65]/365.2425" office:value-type="float" office:value="0.47747143374743">
            <text:p>0.4774714337</text:p>
          </table:table-cell>
        </table:table-row>
        <table:table-row table:style-name="ro2">
          <table:table-cell office:value-type="string">
            <text:p>H.♂/H.♃ + H.☿</text:p>
          </table:table-cell>
          <table:table-cell office:value-type="float" office:value="570.937">
            <text:p>570.937</text:p>
          </table:table-cell>
          <table:table-cell office:value-type="float" office:value="101554.172">
            <text:p>101554.172</text:p>
          </table:table-cell>
          <table:table-cell/>
          <table:table-cell table:formula="of:=([.C66]-[.B66])/360" office:value-type="float" office:value="280.508986111111">
            <text:p>280.5089861111</text:p>
          </table:table-cell>
          <table:table-cell office:value-type="float" office:value="22278">
            <text:p>22278</text:p>
          </table:table-cell>
          <table:table-cell/>
          <table:table-cell table:formula="of:=[.F66]/[.E66]" office:value-type="float" office:value="79.41991559292">
            <text:p>79.4199155929</text:p>
          </table:table-cell>
          <table:table-cell/>
          <table:table-cell table:formula="of:=[.H66]/365.2425" office:value-type="float" office:value="0.217444343396291">
            <text:p>0.2174443434</text:p>
          </table:table-cell>
        </table:table-row>
        <table:table-row table:style-name="ro2">
          <table:table-cell office:value-type="string">
            <text:p>H.♂/H.♃ + H.♀</text:p>
          </table:table-cell>
          <table:table-cell office:value-type="float" office:value="405.631">
            <text:p>405.631</text:p>
          </table:table-cell>
          <table:table-cell office:value-type="float" office:value="45913.527">
            <text:p>45913.527</text:p>
          </table:table-cell>
          <table:table-cell/>
          <table:table-cell table:formula="of:=([.C67]-[.B67])/360" office:value-type="float" office:value="126.410822222222">
            <text:p>126.4108222222</text:p>
          </table:table-cell>
          <table:table-cell office:value-type="float" office:value="22278">
            <text:p>22278</text:p>
          </table:table-cell>
          <table:table-cell/>
          <table:table-cell table:formula="of:=[.F67]/[.E67]" office:value-type="float" office:value="176.234910970175">
            <text:p>176.2349109702</text:p>
          </table:table-cell>
          <table:table-cell/>
          <table:table-cell table:formula="of:=[.H67]/365.2425" office:value-type="float" office:value="0.482514797621239">
            <text:p>0.4825147976</text:p>
          </table:table-cell>
        </table:table-row>
        <table:table-row table:style-name="ro3">
          <table:table-cell office:value-type="string">
            <text:p>H.♂/H.♃ + H.ⴲ</text:p>
          </table:table-cell>
          <table:table-cell office:value-type="float" office:value="377.157">
            <text:p>377.157</text:p>
          </table:table-cell>
          <table:table-cell office:value-type="float" office:value="32149.391">
            <text:p>32149.391</text:p>
          </table:table-cell>
          <table:table-cell/>
          <table:table-cell table:formula="of:=([.C68]-[.B68])/360" office:value-type="float" office:value="88.2562055555556">
            <text:p>88.2562055556</text:p>
          </table:table-cell>
          <table:table-cell office:value-type="float" office:value="22278">
            <text:p>22278</text:p>
          </table:table-cell>
          <table:table-cell/>
          <table:table-cell table:formula="of:=[.F68]/[.E68]" office:value-type="float" office:value="252.424176405096">
            <text:p>252.4241764051</text:p>
          </table:table-cell>
          <table:table-cell/>
          <table:table-cell table:formula="of:=[.H68]/365.2425" office:value-type="float" office:value="0.691113921312816">
            <text:p>0.6911139213</text:p>
          </table:table-cell>
        </table:table-row>
        <table:table-row table:style-name="ro3">
          <table:table-cell office:value-type="string">
            <text:p>H.ⴲ/H.♃ + H.☿</text:p>
          </table:table-cell>
          <table:table-cell office:value-type="float" office:value="641.075">
            <text:p>641.075</text:p>
          </table:table-cell>
          <table:table-cell office:value-type="float" office:value="111919.078">
            <text:p>111919.078</text:p>
          </table:table-cell>
          <table:table-cell/>
          <table:table-cell table:formula="of:=([.C69]-[.B69])/360" office:value-type="float" office:value="309.105563888889">
            <text:p>309.1055638889</text:p>
          </table:table-cell>
          <table:table-cell office:value-type="float" office:value="22278">
            <text:p>22278</text:p>
          </table:table-cell>
          <table:table-cell/>
          <table:table-cell table:formula="of:=[.F69]/[.E69]" office:value-type="float" office:value="72.0724652112961">
            <text:p>72.0724652113</text:p>
          </table:table-cell>
          <table:table-cell/>
          <table:table-cell table:formula="of:=[.H69]/365.2425" office:value-type="float" office:value="0.197327707512943">
            <text:p>0.1973277075</text:p>
          </table:table-cell>
        </table:table-row>
        <table:table-row table:style-name="ro3">
          <table:table-cell office:value-type="string">
            <text:p>H.ⴲ/H.♃ + H.♀</text:p>
          </table:table-cell>
          <table:table-cell office:value-type="float" office:value="475.769">
            <text:p>475.769</text:p>
          </table:table-cell>
          <table:table-cell office:value-type="float" office:value="56278.433">
            <text:p>56278.433</text:p>
          </table:table-cell>
          <table:table-cell/>
          <table:table-cell table:formula="of:=([.C70]-[.B70])/360" office:value-type="float" office:value="155.0074">
            <text:p>155.0074</text:p>
          </table:table-cell>
          <table:table-cell office:value-type="float" office:value="22278">
            <text:p>22278</text:p>
          </table:table-cell>
          <table:table-cell/>
          <table:table-cell table:formula="of:=[.F70]/[.E70]" office:value-type="float" office:value="143.722170683464">
            <text:p>143.7221706835</text:p>
          </table:table-cell>
          <table:table-cell/>
          <table:table-cell table:formula="of:=[.H70]/365.2425" office:value-type="float" office:value="0.393497938173855">
            <text:p>0.3934979382</text:p>
          </table:table-cell>
        </table:table-row>
        <table:table-row table:style-name="ro3">
          <table:table-cell office:value-type="string">
            <text:p>H.ⴲ/H.♄ + H.☿</text:p>
          </table:table-cell>
          <table:table-cell office:value-type="float" office:value="530.928">
            <text:p>530.928</text:p>
          </table:table-cell>
          <table:table-cell office:value-type="float" office:value="112913.732">
            <text:p>112913.732</text:p>
          </table:table-cell>
          <table:table-cell/>
          <table:table-cell table:formula="of:=([.C71]-[.B71])/360" office:value-type="float" office:value="312.174455555556">
            <text:p>312.1744555556</text:p>
          </table:table-cell>
          <table:table-cell office:value-type="float" office:value="22278">
            <text:p>22278</text:p>
          </table:table-cell>
          <table:table-cell/>
          <table:table-cell table:formula="of:=[.F71]/[.E71]" office:value-type="float" office:value="71.3639428323928">
            <text:p>71.3639428324</text:p>
          </table:table-cell>
          <table:table-cell/>
          <table:table-cell table:formula="of:=[.H71]/365.2425" office:value-type="float" office:value="0.195387839127135">
            <text:p>0.1953878391</text:p>
          </table:table-cell>
        </table:table-row>
        <table:table-row table:style-name="ro3">
          <table:table-cell office:value-type="string">
            <text:p>H.ⴲ/H.♄ + H.♀</text:p>
          </table:table-cell>
          <table:table-cell office:value-type="float" office:value="365.622">
            <text:p>365.622</text:p>
          </table:table-cell>
          <table:table-cell office:value-type="float" office:value="57273.087">
            <text:p>57273.087</text:p>
          </table:table-cell>
          <table:table-cell/>
          <table:table-cell table:formula="of:=([.C72]-[.B72])/360" office:value-type="float" office:value="158.076291666667">
            <text:p>158.0762916667</text:p>
          </table:table-cell>
          <table:table-cell office:value-type="float" office:value="22278">
            <text:p>22278</text:p>
          </table:table-cell>
          <table:table-cell/>
          <table:table-cell table:formula="of:=[.F72]/[.E72]" office:value-type="float" office:value="140.931949789013">
            <text:p>140.931949789</text:p>
          </table:table-cell>
          <table:table-cell/>
          <table:table-cell table:formula="of:=[.H72]/365.2425" office:value-type="float" office:value="0.385858572835891">
            <text:p>0.3858585728</text:p>
          </table:table-cell>
        </table:table-row>
        <table:table-row table:style-name="ro3">
          <table:table-cell office:value-type="string">
            <text:p>H.ⴲ/H.♄ + H.♂</text:p>
          </table:table-cell>
          <table:table-cell office:value-type="float" office:value="267.01">
            <text:p>267.01</text:p>
          </table:table-cell>
          <table:table-cell office:value-type="float" office:value="33144.045">
            <text:p>33144.045</text:p>
          </table:table-cell>
          <table:table-cell/>
          <table:table-cell table:formula="of:=([.C73]-[.B73])/360" office:value-type="float" office:value="91.3250972222222">
            <text:p>91.3250972222</text:p>
          </table:table-cell>
          <table:table-cell office:value-type="float" office:value="22278">
            <text:p>22278</text:p>
          </table:table-cell>
          <table:table-cell/>
          <table:table-cell table:formula="of:=[.F73]/[.E73]" office:value-type="float" office:value="243.9417058138">
            <text:p>243.9417058138</text:p>
          </table:table-cell>
          <table:table-cell/>
          <table:table-cell table:formula="of:=[.H73]/365.2425" office:value-type="float" office:value="0.667889705644332">
            <text:p>0.6678897056</text:p>
          </table:table-cell>
        </table:table-row>
      </table:table>
      <table:table table:name="source_calculations" table:style-name="ta1" table:print="false"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23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number-columns-repeated="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5" table:number-columns-repeated="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12" table:number-columns-repeated="3" table:default-cell-style-name="Default"/>
        <table:table-column table:style-name="co33" table:default-cell-style-name="Default"/>
        <table:table-column table:style-name="co12" table:number-columns-repeated="7" table:default-cell-style-name="Default"/>
        <table:table-row table:style-name="ro3">
          <table:table-cell office:value-type="string">
            <text:p>date</text:p>
          </table:table-cell>
          <table:table-cell office:value-type="string">
            <text:p>G.Moon</text:p>
          </table:table-cell>
          <table:table-cell office:value-type="string">
            <text:p>G.Sun</text:p>
          </table:table-cell>
          <table:table-cell office:value-type="string">
            <text:p>H.Mercury</text:p>
          </table:table-cell>
          <table:table-cell office:value-type="string">
            <text:p>H.Venus</text:p>
          </table:table-cell>
          <table:table-cell office:value-type="string">
            <text:p>H.Earth</text:p>
          </table:table-cell>
          <table:table-cell office:value-type="string">
            <text:p>H.Mars</text:p>
          </table:table-cell>
          <table:table-cell office:value-type="string">
            <text:p>H.Jupiter</text:p>
          </table:table-cell>
          <table:table-cell office:value-type="string">
            <text:p>H.Saturn</text:p>
          </table:table-cell>
          <table:table-cell office:value-type="string">
            <text:p>H.Chiron</text:p>
          </table:table-cell>
          <table:table-cell office:value-type="string">
            <text:p>H.Uranus</text:p>
          </table:table-cell>
          <table:table-cell office:value-type="string">
            <text:p>H.Neptune</text:p>
          </table:table-cell>
          <table:table-cell office:value-type="string">
            <text:p>H.Pluto</text:p>
          </table:table-cell>
          <table:table-cell office:value-type="string">
            <text:p>H.Isis</text:p>
          </table:table-cell>
          <table:table-cell office:value-type="string">
            <text:p>H.Mercury/H.Venus</text:p>
          </table:table-cell>
          <table:table-cell office:value-type="string">
            <text:p>H.Mercury/H.Earth</text:p>
          </table:table-cell>
          <table:table-cell office:value-type="string">
            <text:p>H.Mercury/H.Mars</text:p>
          </table:table-cell>
          <table:table-cell office:value-type="string">
            <text:p>H.Mercury/H.Jupiter</text:p>
          </table:table-cell>
          <table:table-cell office:value-type="string">
            <text:p>H.Mercury/H.Chiron</text:p>
          </table:table-cell>
          <table:table-cell office:value-type="string">
            <text:p>H.Mercury/H.Saturn</text:p>
          </table:table-cell>
          <table:table-cell office:value-type="string">
            <text:p>H.Mercury/H.Uranus</text:p>
          </table:table-cell>
          <table:table-cell office:value-type="string">
            <text:p>H.Mercury/H.Neptune</text:p>
          </table:table-cell>
          <table:table-cell office:value-type="string">
            <text:p>H.Mercury/H.Pluto</text:p>
          </table:table-cell>
          <table:table-cell office:value-type="string">
            <text:p>H.Venus/H.Earth</text:p>
          </table:table-cell>
          <table:table-cell office:value-type="string">
            <text:p>H.Venus/H.Mars</text:p>
          </table:table-cell>
          <table:table-cell office:value-type="string">
            <text:p>H.Venus/H.Jupiter</text:p>
          </table:table-cell>
          <table:table-cell office:value-type="string">
            <text:p>H.Venus/H.Chiron</text:p>
          </table:table-cell>
          <table:table-cell office:value-type="string">
            <text:p>H.Venus/H.Saturn</text:p>
          </table:table-cell>
          <table:table-cell office:value-type="string">
            <text:p>H.Venus/H.Uranus</text:p>
          </table:table-cell>
          <table:table-cell office:value-type="string">
            <text:p>H.Venus/H.Neptune</text:p>
          </table:table-cell>
          <table:table-cell office:value-type="string">
            <text:p>H.Venus/H.Pluto</text:p>
          </table:table-cell>
          <table:table-cell office:value-type="string">
            <text:p>H.Earth/H.Mars</text:p>
          </table:table-cell>
          <table:table-cell office:value-type="string">
            <text:p>H.Earth/H.Jupiter</text:p>
          </table:table-cell>
          <table:table-cell office:value-type="string">
            <text:p>H.Earth/H.Chiron</text:p>
          </table:table-cell>
          <table:table-cell office:value-type="string">
            <text:p>H.Earth/H.Saturn</text:p>
          </table:table-cell>
          <table:table-cell office:value-type="string">
            <text:p>H.Earth/H.Uranus</text:p>
          </table:table-cell>
          <table:table-cell office:value-type="string">
            <text:p>H.Earth/H.Neptune</text:p>
          </table:table-cell>
          <table:table-cell office:value-type="string">
            <text:p>H.Earth/H.Pluto</text:p>
          </table:table-cell>
          <table:table-cell office:value-type="string">
            <text:p>H.Mars/H.Jupiter</text:p>
          </table:table-cell>
          <table:table-cell office:value-type="string">
            <text:p>H.Mars/H.Chiron</text:p>
          </table:table-cell>
          <table:table-cell office:value-type="string">
            <text:p>H.Mars/H.Saturn</text:p>
          </table:table-cell>
          <table:table-cell office:value-type="string">
            <text:p>H.Mars/H.Uranus</text:p>
          </table:table-cell>
          <table:table-cell office:value-type="string">
            <text:p>H.Mars/H.Neptune</text:p>
          </table:table-cell>
          <table:table-cell office:value-type="string">
            <text:p>H.Mars/H.Pluto</text:p>
          </table:table-cell>
          <table:table-cell office:value-type="string">
            <text:p>H.Jupiter/H.Chiron</text:p>
          </table:table-cell>
          <table:table-cell office:value-type="string">
            <text:p>H.Jupiter/H.Saturn</text:p>
          </table:table-cell>
          <table:table-cell office:value-type="string">
            <text:p>H.Jupiter/H.Uranus</text:p>
          </table:table-cell>
          <table:table-cell office:value-type="string">
            <text:p>H.Jupiter/H.Neptune</text:p>
          </table:table-cell>
          <table:table-cell office:value-type="string">
            <text:p>H.Jupiter/H.Pluto</text:p>
          </table:table-cell>
          <table:table-cell office:value-type="string">
            <text:p>H.Chiron/H.Uranus</text:p>
          </table:table-cell>
          <table:table-cell office:value-type="string">
            <text:p>H.Chiron/H.Neptune</text:p>
          </table:table-cell>
          <table:table-cell office:value-type="string">
            <text:p>H.Chiron/H.Pluto</text:p>
          </table:table-cell>
          <table:table-cell office:value-type="string">
            <text:p>H.Saturn/H.Uranus</text:p>
          </table:table-cell>
          <table:table-cell office:value-type="string">
            <text:p>H.Saturn/H.Neptune</text:p>
          </table:table-cell>
          <table:table-cell office:value-type="string">
            <text:p>H.Saturn/H.Pluto</text:p>
          </table:table-cell>
          <table:table-cell office:value-type="string">
            <text:p>H.Uranus/H.Neptune</text:p>
          </table:table-cell>
          <table:table-cell office:value-type="string">
            <text:p>H.Uranus/H.Pluto</text:p>
          </table:table-cell>
          <table:table-cell office:value-type="string">
            <text:p>H.☿/H.♀ + H.ⴲ</text:p>
          </table:table-cell>
          <table:table-cell office:value-type="string">
            <text:p>H.☿/H.♀ + H.♂</text:p>
          </table:table-cell>
          <table:table-cell office:value-type="string">
            <text:p>H.♀/H.ⴲ + H.☿</text:p>
          </table:table-cell>
          <table:table-cell office:value-type="string">
            <text:p>H.♀/H.ⴲ + H.♂</text:p>
          </table:table-cell>
          <table:table-cell office:value-type="string">
            <text:p>H.♀/H.♂ + H.☿</text:p>
          </table:table-cell>
          <table:table-cell office:value-type="string">
            <text:p>H.♀/H.♂ + H.ⴲ</text:p>
          </table:table-cell>
          <table:table-cell office:value-type="string">
            <text:p>H.ⴲ/H.♂ + H.☿</text:p>
          </table:table-cell>
          <table:table-cell office:value-type="string">
            <text:p>H.ⴲ/H.♂ + H.♀</text:p>
          </table:table-cell>
          <table:table-cell office:value-type="string">
            <text:p>H.♂/H.♃ + H.☿</text:p>
          </table:table-cell>
          <table:table-cell office:value-type="string">
            <text:p>H.♂/H.♃ + H.♀</text:p>
          </table:table-cell>
          <table:table-cell office:value-type="string">
            <text:p>H.♂/H.♃ + H.ⴲ</text:p>
          </table:table-cell>
          <table:table-cell office:value-type="string">
            <text:p>H.ⴲ/H.♃ + H.☿</text:p>
          </table:table-cell>
          <table:table-cell office:value-type="string">
            <text:p>H.ⴲ/H.♃ + H.♀</text:p>
          </table:table-cell>
          <table:table-cell office:value-type="string">
            <text:p>H.ⴲ/H.♄ + H.☿</text:p>
          </table:table-cell>
          <table:table-cell office:value-type="string">
            <text:p>H.ⴲ/H.♄ + H.♀</text:p>
          </table:table-cell>
          <table:table-cell office:value-type="string">
            <text:p>H.ⴲ/H.♄ + H.♂</text:p>
          </table:table-cell>
        </table:table-row>
        <table:table-row table:style-name="ro4">
          <table:table-cell table:style-name="ce8" office:value-type="string">
            <text:p>1955-01-01 12:00</text:p>
          </table:table-cell>
          <table:table-cell office:value-type="float" office:value="8.651">
            <text:p>8.651</text:p>
          </table:table-cell>
          <table:table-cell office:value-type="float" office:value="280.522">
            <text:p>280.522</text:p>
          </table:table-cell>
          <table:table-cell office:value-type="float" office:value="294.302">
            <text:p>294.302</text:p>
          </table:table-cell>
          <table:table-cell office:value-type="float" office:value="128.996">
            <text:p>128.996</text:p>
          </table:table-cell>
          <table:table-cell office:value-type="float" office:value="100.522">
            <text:p>100.522</text:p>
          </table:table-cell>
          <table:table-cell office:value-type="float" office:value="30.384">
            <text:p>30.384</text:p>
          </table:table-cell>
          <table:table-cell office:value-type="float" office:value="113.749">
            <text:p>113.749</text:p>
          </table:table-cell>
          <table:table-cell office:value-type="float" office:value="223.896">
            <text:p>223.896</text:p>
          </table:table-cell>
          <table:table-cell office:value-type="float" office:value="299.015">
            <text:p>299.015</text:p>
          </table:table-cell>
          <table:table-cell office:value-type="float" office:value="115.474">
            <text:p>115.474</text:p>
          </table:table-cell>
          <table:table-cell office:value-type="float" office:value="206.245">
            <text:p>206.245</text:p>
          </table:table-cell>
          <table:table-cell office:value-type="float" office:value="145.351">
            <text:p>145.351</text:p>
          </table:table-cell>
          <table:table-cell office:value-type="float" office:value="127.856">
            <text:p>127.856</text:p>
          </table:table-cell>
          <table:table-cell office:value-type="float" office:value="525.306">
            <text:p>525.306</text:p>
          </table:table-cell>
          <table:table-cell office:value-type="float" office:value="553.78">
            <text:p>553.78</text:p>
          </table:table-cell>
          <table:table-cell office:value-type="float" office:value="623.918">
            <text:p>623.918</text:p>
          </table:table-cell>
          <table:table-cell office:value-type="float" office:value="540.553">
            <text:p>540.553</text:p>
          </table:table-cell>
          <table:table-cell office:value-type="float" office:value="355.287">
            <text:p>355.287</text:p>
          </table:table-cell>
          <table:table-cell office:value-type="float" office:value="430.406">
            <text:p>430.406</text:p>
          </table:table-cell>
          <table:table-cell office:value-type="float" office:value="538.828">
            <text:p>538.828</text:p>
          </table:table-cell>
          <table:table-cell office:value-type="float" office:value="448.057">
            <text:p>448.057</text:p>
          </table:table-cell>
          <table:table-cell office:value-type="float" office:value="508.951">
            <text:p>508.951</text:p>
          </table:table-cell>
          <table:table-cell office:value-type="float" office:value="388.474">
            <text:p>388.474</text:p>
          </table:table-cell>
          <table:table-cell office:value-type="float" office:value="458.612">
            <text:p>458.612</text:p>
          </table:table-cell>
          <table:table-cell office:value-type="float" office:value="375.247">
            <text:p>375.247</text:p>
          </table:table-cell>
          <table:table-cell office:value-type="float" office:value="189.981">
            <text:p>189.981</text:p>
          </table:table-cell>
          <table:table-cell office:value-type="float" office:value="265.1">
            <text:p>265.1</text:p>
          </table:table-cell>
          <table:table-cell office:value-type="float" office:value="373.522">
            <text:p>373.522</text:p>
          </table:table-cell>
          <table:table-cell office:value-type="float" office:value="282.751">
            <text:p>282.751</text:p>
          </table:table-cell>
          <table:table-cell office:value-type="float" office:value="343.645">
            <text:p>343.645</text:p>
          </table:table-cell>
          <table:table-cell office:value-type="float" office:value="430.138">
            <text:p>430.138</text:p>
          </table:table-cell>
          <table:table-cell office:value-type="float" office:value="346.773">
            <text:p>346.773</text:p>
          </table:table-cell>
          <table:table-cell office:value-type="float" office:value="161.507">
            <text:p>161.507</text:p>
          </table:table-cell>
          <table:table-cell office:value-type="float" office:value="236.626">
            <text:p>236.626</text:p>
          </table:table-cell>
          <table:table-cell office:value-type="float" office:value="345.048">
            <text:p>345.048</text:p>
          </table:table-cell>
          <table:table-cell office:value-type="float" office:value="254.277">
            <text:p>254.277</text:p>
          </table:table-cell>
          <table:table-cell office:value-type="float" office:value="315.171">
            <text:p>315.171</text:p>
          </table:table-cell>
          <table:table-cell office:value-type="float" office:value="276.635">
            <text:p>276.635</text:p>
          </table:table-cell>
          <table:table-cell office:value-type="float" office:value="91.369">
            <text:p>91.369</text:p>
          </table:table-cell>
          <table:table-cell office:value-type="float" office:value="166.488">
            <text:p>166.488</text:p>
          </table:table-cell>
          <table:table-cell office:value-type="float" office:value="274.91">
            <text:p>274.91</text:p>
          </table:table-cell>
          <table:table-cell office:value-type="float" office:value="184.139">
            <text:p>184.139</text:p>
          </table:table-cell>
          <table:table-cell office:value-type="float" office:value="245.033">
            <text:p>245.033</text:p>
          </table:table-cell>
          <table:table-cell office:value-type="float" office:value="174.734">
            <text:p>174.734</text:p>
          </table:table-cell>
          <table:table-cell office:value-type="float" office:value="249.853">
            <text:p>249.853</text:p>
          </table:table-cell>
          <table:table-cell office:value-type="float" office:value="358.275">
            <text:p>358.275</text:p>
          </table:table-cell>
          <table:table-cell office:value-type="float" office:value="267.504">
            <text:p>267.504</text:p>
          </table:table-cell>
          <table:table-cell office:value-type="float" office:value="328.398">
            <text:p>328.398</text:p>
          </table:table-cell>
          <table:table-cell office:value-type="float" office:value="543.541">
            <text:p>543.541</text:p>
          </table:table-cell>
          <table:table-cell office:value-type="float" office:value="452.77">
            <text:p>452.77</text:p>
          </table:table-cell>
          <table:table-cell office:value-type="float" office:value="513.664">
            <text:p>513.664</text:p>
          </table:table-cell>
          <table:table-cell office:value-type="float" office:value="468.422">
            <text:p>468.422</text:p>
          </table:table-cell>
          <table:table-cell office:value-type="float" office:value="377.651">
            <text:p>377.651</text:p>
          </table:table-cell>
          <table:table-cell office:value-type="float" office:value="438.545">
            <text:p>438.545</text:p>
          </table:table-cell>
          <table:table-cell office:value-type="float" office:value="269.229">
            <text:p>269.229</text:p>
          </table:table-cell>
          <table:table-cell office:value-type="float" office:value="330.123">
            <text:p>330.123</text:p>
          </table:table-cell>
          <table:table-cell office:value-type="float" office:value="625.828">
            <text:p>625.828</text:p>
          </table:table-cell>
          <table:table-cell office:value-type="float" office:value="555.69">
            <text:p>555.69</text:p>
          </table:table-cell>
          <table:table-cell office:value-type="float" office:value="682.776">
            <text:p>682.776</text:p>
          </table:table-cell>
          <table:table-cell office:value-type="float" office:value="418.858">
            <text:p>418.858</text:p>
          </table:table-cell>
          <table:table-cell office:value-type="float" office:value="752.914">
            <text:p>752.914</text:p>
          </table:table-cell>
          <table:table-cell office:value-type="float" office:value="559.134">
            <text:p>559.134</text:p>
          </table:table-cell>
          <table:table-cell office:value-type="float" office:value="724.44">
            <text:p>724.44</text:p>
          </table:table-cell>
          <table:table-cell office:value-type="float" office:value="559.134">
            <text:p>559.134</text:p>
          </table:table-cell>
          <table:table-cell office:value-type="float" office:value="570.937">
            <text:p>570.937</text:p>
          </table:table-cell>
          <table:table-cell office:value-type="float" office:value="405.631">
            <text:p>405.631</text:p>
          </table:table-cell>
          <table:table-cell office:value-type="float" office:value="377.157">
            <text:p>377.157</text:p>
          </table:table-cell>
          <table:table-cell office:value-type="float" office:value="641.075">
            <text:p>641.075</text:p>
          </table:table-cell>
          <table:table-cell office:value-type="float" office:value="475.769">
            <text:p>475.769</text:p>
          </table:table-cell>
          <table:table-cell office:value-type="float" office:value="530.928">
            <text:p>530.928</text:p>
          </table:table-cell>
          <table:table-cell office:value-type="float" office:value="365.622">
            <text:p>365.622</text:p>
          </table:table-cell>
          <table:table-cell office:value-type="float" office:value="267.01">
            <text:p>267.01</text:p>
          </table:table-cell>
        </table:table-row>
        <table:table-row table:style-name="ro4">
          <table:table-cell table:style-name="ce8" office:value-type="string">
            <text:p>2015-12-30 12:00</text:p>
          </table:table-cell>
          <table:table-cell office:value-type="float" office:value="293561.226">
            <text:p>293561.226</text:p>
          </table:table-cell>
          <table:table-cell office:value-type="float" office:value="22238.672">
            <text:p>22238.672</text:p>
          </table:table-cell>
          <table:table-cell office:value-type="float" office:value="91463.453">
            <text:p>91463.453</text:p>
          </table:table-cell>
          <table:table-cell office:value-type="float" office:value="35822.808">
            <text:p>35822.808</text:p>
          </table:table-cell>
          <table:table-cell office:value-type="float" office:value="22058.672">
            <text:p>22058.672</text:p>
          </table:table-cell>
          <table:table-cell office:value-type="float" office:value="11693.766">
            <text:p>11693.766</text:p>
          </table:table-cell>
          <table:table-cell office:value-type="float" office:value="1963.047">
            <text:p>1963.047</text:p>
          </table:table-cell>
          <table:table-cell office:value-type="float" office:value="968.393">
            <text:p>968.393</text:p>
          </table:table-cell>
          <table:table-cell office:value-type="float" office:value="710.319">
            <text:p>710.319</text:p>
          </table:table-cell>
          <table:table-cell office:value-type="float" office:value="379.363">
            <text:p>379.363</text:p>
          </table:table-cell>
          <table:table-cell office:value-type="float" office:value="339.13">
            <text:p>339.13</text:p>
          </table:table-cell>
          <table:table-cell office:value-type="float" office:value="285.199">
            <text:p>285.199</text:p>
          </table:table-cell>
          <table:table-cell office:value-type="float" office:value="150.967">
            <text:p>150.967</text:p>
          </table:table-cell>
          <table:table-cell office:value-type="float" office:value="56000.645">
            <text:p>56000.645</text:p>
          </table:table-cell>
          <table:table-cell office:value-type="float" office:value="69764.781">
            <text:p>69764.781</text:p>
          </table:table-cell>
          <table:table-cell office:value-type="float" office:value="80129.687">
            <text:p>80129.687</text:p>
          </table:table-cell>
          <table:table-cell office:value-type="float" office:value="89860.406">
            <text:p>89860.406</text:p>
          </table:table-cell>
          <table:table-cell office:value-type="float" office:value="91113.134">
            <text:p>91113.134</text:p>
          </table:table-cell>
          <table:table-cell office:value-type="float" office:value="90855.06">
            <text:p>90855.06</text:p>
          </table:table-cell>
          <table:table-cell office:value-type="float" office:value="91444.09">
            <text:p>91444.09</text:p>
          </table:table-cell>
          <table:table-cell office:value-type="float" office:value="91484.323">
            <text:p>91484.323</text:p>
          </table:table-cell>
          <table:table-cell office:value-type="float" office:value="91538.254">
            <text:p>91538.254</text:p>
          </table:table-cell>
          <table:table-cell office:value-type="float" office:value="14124.136">
            <text:p>14124.136</text:p>
          </table:table-cell>
          <table:table-cell office:value-type="float" office:value="24489.042">
            <text:p>24489.042</text:p>
          </table:table-cell>
          <table:table-cell office:value-type="float" office:value="34219.761">
            <text:p>34219.761</text:p>
          </table:table-cell>
          <table:table-cell office:value-type="float" office:value="35472.489">
            <text:p>35472.489</text:p>
          </table:table-cell>
          <table:table-cell office:value-type="float" office:value="35214.415">
            <text:p>35214.415</text:p>
          </table:table-cell>
          <table:table-cell office:value-type="float" office:value="35803.445">
            <text:p>35803.445</text:p>
          </table:table-cell>
          <table:table-cell office:value-type="float" office:value="35843.678">
            <text:p>35843.678</text:p>
          </table:table-cell>
          <table:table-cell office:value-type="float" office:value="35897.609">
            <text:p>35897.609</text:p>
          </table:table-cell>
          <table:table-cell office:value-type="float" office:value="10724.906">
            <text:p>10724.906</text:p>
          </table:table-cell>
          <table:table-cell office:value-type="float" office:value="20455.625">
            <text:p>20455.625</text:p>
          </table:table-cell>
          <table:table-cell office:value-type="float" office:value="21708.353">
            <text:p>21708.353</text:p>
          </table:table-cell>
          <table:table-cell office:value-type="float" office:value="21450.279">
            <text:p>21450.279</text:p>
          </table:table-cell>
          <table:table-cell office:value-type="float" office:value="22039.309">
            <text:p>22039.309</text:p>
          </table:table-cell>
          <table:table-cell office:value-type="float" office:value="22079.542">
            <text:p>22079.542</text:p>
          </table:table-cell>
          <table:table-cell office:value-type="float" office:value="22133.473">
            <text:p>22133.473</text:p>
          </table:table-cell>
          <table:table-cell office:value-type="float" office:value="10090.719">
            <text:p>10090.719</text:p>
          </table:table-cell>
          <table:table-cell office:value-type="float" office:value="11343.447">
            <text:p>11343.447</text:p>
          </table:table-cell>
          <table:table-cell office:value-type="float" office:value="11085.373">
            <text:p>11085.373</text:p>
          </table:table-cell>
          <table:table-cell office:value-type="float" office:value="11674.403">
            <text:p>11674.403</text:p>
          </table:table-cell>
          <table:table-cell office:value-type="float" office:value="11714.636">
            <text:p>11714.636</text:p>
          </table:table-cell>
          <table:table-cell office:value-type="float" office:value="11768.567">
            <text:p>11768.567</text:p>
          </table:table-cell>
          <table:table-cell office:value-type="float" office:value="1612.728">
            <text:p>1612.728</text:p>
          </table:table-cell>
          <table:table-cell office:value-type="float" office:value="1354.654">
            <text:p>1354.654</text:p>
          </table:table-cell>
          <table:table-cell office:value-type="float" office:value="1943.684">
            <text:p>1943.684</text:p>
          </table:table-cell>
          <table:table-cell office:value-type="float" office:value="1983.917">
            <text:p>1983.917</text:p>
          </table:table-cell>
          <table:table-cell office:value-type="float" office:value="2037.848">
            <text:p>2037.848</text:p>
          </table:table-cell>
          <table:table-cell office:value-type="float" office:value="690.956">
            <text:p>690.956</text:p>
          </table:table-cell>
          <table:table-cell office:value-type="float" office:value="731.189">
            <text:p>731.189</text:p>
          </table:table-cell>
          <table:table-cell office:value-type="float" office:value="785.12">
            <text:p>785.12</text:p>
          </table:table-cell>
          <table:table-cell office:value-type="float" office:value="949.03">
            <text:p>949.03</text:p>
          </table:table-cell>
          <table:table-cell office:value-type="float" office:value="989.263">
            <text:p>989.263</text:p>
          </table:table-cell>
          <table:table-cell office:value-type="float" office:value="1043.194">
            <text:p>1043.194</text:p>
          </table:table-cell>
          <table:table-cell office:value-type="float" office:value="400.233">
            <text:p>400.233</text:p>
          </table:table-cell>
          <table:table-cell office:value-type="float" office:value="454.164">
            <text:p>454.164</text:p>
          </table:table-cell>
          <table:table-cell office:value-type="float" office:value="78059.317">
            <text:p>78059.317</text:p>
          </table:table-cell>
          <table:table-cell office:value-type="float" office:value="67694.411">
            <text:p>67694.411</text:p>
          </table:table-cell>
          <table:table-cell office:value-type="float" office:value="105587.589">
            <text:p>105587.589</text:p>
          </table:table-cell>
          <table:table-cell office:value-type="float" office:value="25817.902">
            <text:p>25817.902</text:p>
          </table:table-cell>
          <table:table-cell office:value-type="float" office:value="115952.495">
            <text:p>115952.495</text:p>
          </table:table-cell>
          <table:table-cell office:value-type="float" office:value="46547.714">
            <text:p>46547.714</text:p>
          </table:table-cell>
          <table:table-cell office:value-type="float" office:value="102188.359">
            <text:p>102188.359</text:p>
          </table:table-cell>
          <table:table-cell office:value-type="float" office:value="46547.714">
            <text:p>46547.714</text:p>
          </table:table-cell>
          <table:table-cell office:value-type="float" office:value="101554.172">
            <text:p>101554.172</text:p>
          </table:table-cell>
          <table:table-cell office:value-type="float" office:value="45913.527">
            <text:p>45913.527</text:p>
          </table:table-cell>
          <table:table-cell office:value-type="float" office:value="32149.391">
            <text:p>32149.391</text:p>
          </table:table-cell>
          <table:table-cell office:value-type="float" office:value="111919.078">
            <text:p>111919.078</text:p>
          </table:table-cell>
          <table:table-cell office:value-type="float" office:value="56278.433">
            <text:p>56278.433</text:p>
          </table:table-cell>
          <table:table-cell office:value-type="float" office:value="112913.732">
            <text:p>112913.732</text:p>
          </table:table-cell>
          <table:table-cell office:value-type="float" office:value="57273.087">
            <text:p>57273.087</text:p>
          </table:table-cell>
          <table:table-cell office:value-type="float" office:value="33144.045">
            <text:p>33144.045</text:p>
          </table:table-cell>
        </table:table-row>
        <table:table-row table:style-name="ro4" table:number-rows-repeated="2">
          <table:table-cell table:number-columns-repeated="73"/>
        </table:table-row>
        <table:table-row table:style-name="ro4">
          <table:table-cell office:value-type="string">
            <text:p>Number of revolutions:</text:p>
          </table:table-cell>
          <table:table-cell table:formula="of:=([.B3]-[.B2])/360" office:value-type="float" office:value="815.423819444444">
            <text:p>815.4238194444</text:p>
          </table:table-cell>
          <table:table-cell table:formula="of:=([.C3]-[.C2])/360" office:value-type="float" office:value="60.9948611111111">
            <text:p>60.9948611111</text:p>
          </table:table-cell>
          <table:table-cell table:formula="of:=([.D3]-[.D2])/360" office:value-type="float" office:value="253.247641666667">
            <text:p>253.2476416667</text:p>
          </table:table-cell>
          <table:table-cell table:formula="of:=([.E3]-[.E2])/360" office:value-type="float" office:value="99.1494777777778">
            <text:p>99.1494777778</text:p>
          </table:table-cell>
          <table:table-cell table:formula="of:=([.F3]-[.F2])/360" office:value-type="float" office:value="60.9948611111111">
            <text:p>60.9948611111</text:p>
          </table:table-cell>
          <table:table-cell table:formula="of:=([.G3]-[.G2])/360" office:value-type="float" office:value="32.3982833333333">
            <text:p>32.3982833333</text:p>
          </table:table-cell>
          <table:table-cell table:formula="of:=([.H3]-[.H2])/360" office:value-type="float" office:value="5.13693888888889">
            <text:p>5.1369388889</text:p>
          </table:table-cell>
          <table:table-cell table:formula="of:=([.I3]-[.I2])/360" office:value-type="float" office:value="2.06804722222222">
            <text:p>2.0680472222</text:p>
          </table:table-cell>
          <table:table-cell table:formula="of:=([.J3]-[.J2])/360" office:value-type="float" office:value="1.14251111111111">
            <text:p>1.1425111111</text:p>
          </table:table-cell>
          <table:table-cell table:formula="of:=([.K3]-[.K2])/360" office:value-type="float" office:value="0.733025">
            <text:p>0.733025</text:p>
          </table:table-cell>
          <table:table-cell table:formula="of:=([.L3]-[.L2])/360" office:value-type="float" office:value="0.369125">
            <text:p>0.369125</text:p>
          </table:table-cell>
          <table:table-cell table:formula="of:=([.M3]-[.M2])/360" office:value-type="float" office:value="0.388466666666667">
            <text:p>0.3884666667</text:p>
          </table:table-cell>
          <table:table-cell table:formula="of:=([.N3]-[.N2])/360" office:value-type="float" office:value="0.0641972222222223">
            <text:p>0.0641972222</text:p>
          </table:table-cell>
          <table:table-cell table:formula="of:=([.O3]-[.O2])/360" office:value-type="float" office:value="154.098163888889">
            <text:p>154.0981638889</text:p>
          </table:table-cell>
          <table:table-cell table:formula="of:=([.P3]-[.P2])/360" office:value-type="float" office:value="192.252780555556">
            <text:p>192.2527805556</text:p>
          </table:table-cell>
          <table:table-cell table:formula="of:=([.Q3]-[.Q2])/360" office:value-type="float" office:value="220.849358333333">
            <text:p>220.8493583333</text:p>
          </table:table-cell>
          <table:table-cell table:formula="of:=([.R3]-[.R2])/360" office:value-type="float" office:value="248.110702777778">
            <text:p>248.1107027778</text:p>
          </table:table-cell>
          <table:table-cell table:formula="of:=([.S3]-[.S2])/360" office:value-type="float" office:value="252.105130555556">
            <text:p>252.1051305556</text:p>
          </table:table-cell>
          <table:table-cell table:formula="of:=([.T3]-[.T2])/360" office:value-type="float" office:value="251.179594444444">
            <text:p>251.1795944444</text:p>
          </table:table-cell>
          <table:table-cell table:formula="of:=([.U3]-[.U2])/360" office:value-type="float" office:value="252.514616666667">
            <text:p>252.5146166667</text:p>
          </table:table-cell>
          <table:table-cell table:formula="of:=([.V3]-[.V2])/360" office:value-type="float" office:value="252.878516666667">
            <text:p>252.8785166667</text:p>
          </table:table-cell>
          <table:table-cell table:formula="of:=([.W3]-[.W2])/360" office:value-type="float" office:value="252.859175">
            <text:p>252.859175</text:p>
          </table:table-cell>
          <table:table-cell table:formula="of:=([.X3]-[.X2])/360" office:value-type="float" office:value="38.1546166666667">
            <text:p>38.1546166667</text:p>
          </table:table-cell>
          <table:table-cell table:formula="of:=([.Y3]-[.Y2])/360" office:value-type="float" office:value="66.7511944444445">
            <text:p>66.7511944444</text:p>
          </table:table-cell>
          <table:table-cell table:formula="of:=([.Z3]-[.Z2])/360" office:value-type="float" office:value="94.0125388888889">
            <text:p>94.0125388889</text:p>
          </table:table-cell>
          <table:table-cell table:formula="of:=([.AA3]-[.AA2])/360" office:value-type="float" office:value="98.0069666666667">
            <text:p>98.0069666667</text:p>
          </table:table-cell>
          <table:table-cell table:formula="of:=([.AB3]-[.AB2])/360" office:value-type="float" office:value="97.0814305555556">
            <text:p>97.0814305556</text:p>
          </table:table-cell>
          <table:table-cell table:formula="of:=([.AC3]-[.AC2])/360" office:value-type="float" office:value="98.4164527777778">
            <text:p>98.4164527778</text:p>
          </table:table-cell>
          <table:table-cell table:formula="of:=([.AD3]-[.AD2])/360" office:value-type="float" office:value="98.7803527777778">
            <text:p>98.7803527778</text:p>
          </table:table-cell>
          <table:table-cell table:formula="of:=([.AE3]-[.AE2])/360" office:value-type="float" office:value="98.7610111111111">
            <text:p>98.7610111111</text:p>
          </table:table-cell>
          <table:table-cell table:formula="of:=([.AF3]-[.AF2])/360" office:value-type="float" office:value="28.5965777777778">
            <text:p>28.5965777778</text:p>
          </table:table-cell>
          <table:table-cell table:formula="of:=([.AG3]-[.AG2])/360" office:value-type="float" office:value="55.8579222222222">
            <text:p>55.8579222222</text:p>
          </table:table-cell>
          <table:table-cell table:formula="of:=([.AH3]-[.AH2])/360" office:value-type="float" office:value="59.85235">
            <text:p>59.85235</text:p>
          </table:table-cell>
          <table:table-cell table:formula="of:=([.AI3]-[.AI2])/360" office:value-type="float" office:value="58.9268138888889">
            <text:p>58.9268138889</text:p>
          </table:table-cell>
          <table:table-cell table:formula="of:=([.AJ3]-[.AJ2])/360" office:value-type="float" office:value="60.2618361111111">
            <text:p>60.2618361111</text:p>
          </table:table-cell>
          <table:table-cell table:formula="of:=([.AK3]-[.AK2])/360" office:value-type="float" office:value="60.6257361111111">
            <text:p>60.6257361111</text:p>
          </table:table-cell>
          <table:table-cell table:formula="of:=([.AL3]-[.AL2])/360" office:value-type="float" office:value="60.6063944444445">
            <text:p>60.6063944444</text:p>
          </table:table-cell>
          <table:table-cell table:formula="of:=([.AM3]-[.AM2])/360" office:value-type="float" office:value="27.2613444444444">
            <text:p>27.2613444444</text:p>
          </table:table-cell>
          <table:table-cell table:formula="of:=([.AN3]-[.AN2])/360" office:value-type="float" office:value="31.2557722222222">
            <text:p>31.2557722222</text:p>
          </table:table-cell>
          <table:table-cell table:formula="of:=([.AO3]-[.AO2])/360" office:value-type="float" office:value="30.3302361111111">
            <text:p>30.3302361111</text:p>
          </table:table-cell>
          <table:table-cell table:formula="of:=([.AP3]-[.AP2])/360" office:value-type="float" office:value="31.6652583333333">
            <text:p>31.6652583333</text:p>
          </table:table-cell>
          <table:table-cell table:formula="of:=([.AQ3]-[.AQ2])/360" office:value-type="float" office:value="32.0291583333333">
            <text:p>32.0291583333</text:p>
          </table:table-cell>
          <table:table-cell table:formula="of:=([.AR3]-[.AR2])/360" office:value-type="float" office:value="32.0098166666667">
            <text:p>32.0098166667</text:p>
          </table:table-cell>
          <table:table-cell table:formula="of:=([.AS3]-[.AS2])/360" office:value-type="float" office:value="3.99442777777778">
            <text:p>3.9944277778</text:p>
          </table:table-cell>
          <table:table-cell table:formula="of:=([.AT3]-[.AT2])/360" office:value-type="float" office:value="3.06889166666667">
            <text:p>3.0688916667</text:p>
          </table:table-cell>
          <table:table-cell table:formula="of:=([.AU3]-[.AU2])/360" office:value-type="float" office:value="4.40391388888889">
            <text:p>4.4039138889</text:p>
          </table:table-cell>
          <table:table-cell table:formula="of:=([.AV3]-[.AV2])/360" office:value-type="float" office:value="4.76781388888889">
            <text:p>4.7678138889</text:p>
          </table:table-cell>
          <table:table-cell table:formula="of:=([.AW3]-[.AW2])/360" office:value-type="float" office:value="4.74847222222222">
            <text:p>4.7484722222</text:p>
          </table:table-cell>
          <table:table-cell table:formula="of:=([.AX3]-[.AX2])/360" office:value-type="float" office:value="0.409486111111111">
            <text:p>0.4094861111</text:p>
          </table:table-cell>
          <table:table-cell table:formula="of:=([.AY3]-[.AY2])/360" office:value-type="float" office:value="0.773386111111111">
            <text:p>0.7733861111</text:p>
          </table:table-cell>
          <table:table-cell table:formula="of:=([.AZ3]-[.AZ2])/360" office:value-type="float" office:value="0.754044444444445">
            <text:p>0.7540444444</text:p>
          </table:table-cell>
          <table:table-cell table:formula="of:=([.BA3]-[.BA2])/360" office:value-type="float" office:value="1.33502222222222">
            <text:p>1.3350222222</text:p>
          </table:table-cell>
          <table:table-cell table:formula="of:=([.BB3]-[.BB2])/360" office:value-type="float" office:value="1.69892222222222">
            <text:p>1.6989222222</text:p>
          </table:table-cell>
          <table:table-cell table:formula="of:=([.BC3]-[.BC2])/360" office:value-type="float" office:value="1.67958055555556">
            <text:p>1.6795805556</text:p>
          </table:table-cell>
          <table:table-cell table:formula="of:=([.BD3]-[.BD2])/360" office:value-type="float" office:value="0.3639">
            <text:p>0.3639</text:p>
          </table:table-cell>
          <table:table-cell table:formula="of:=([.BE3]-[.BE2])/360" office:value-type="float" office:value="0.344558333333333">
            <text:p>0.3445583333</text:p>
          </table:table-cell>
          <table:table-cell table:formula="of:=([.BF3]-[.BF2])/360" office:value-type="float" office:value="215.093025">
            <text:p>215.093025</text:p>
          </table:table-cell>
          <table:table-cell table:formula="of:=([.BG3]-[.BG2])/360" office:value-type="float" office:value="186.496447222222">
            <text:p>186.4964472222</text:p>
          </table:table-cell>
          <table:table-cell table:formula="of:=([.BH3]-[.BH2])/360" office:value-type="float" office:value="291.402258333333">
            <text:p>291.4022583333</text:p>
          </table:table-cell>
          <table:table-cell table:formula="of:=([.BI3]-[.BI2])/360" office:value-type="float" office:value="70.5529">
            <text:p>70.5529</text:p>
          </table:table-cell>
          <table:table-cell table:formula="of:=([.BJ3]-[.BJ2])/360" office:value-type="float" office:value="319.998836111111">
            <text:p>319.9988361111</text:p>
          </table:table-cell>
          <table:table-cell table:formula="of:=([.BK3]-[.BK2])/360" office:value-type="float" office:value="127.746055555556">
            <text:p>127.7460555556</text:p>
          </table:table-cell>
          <table:table-cell table:formula="of:=([.BL3]-[.BL2])/360" office:value-type="float" office:value="281.844219444444">
            <text:p>281.8442194444</text:p>
          </table:table-cell>
          <table:table-cell table:formula="of:=([.BM3]-[.BM2])/360" office:value-type="float" office:value="127.746055555556">
            <text:p>127.7460555556</text:p>
          </table:table-cell>
          <table:table-cell table:formula="of:=([.BN3]-[.BN2])/360" office:value-type="float" office:value="280.508986111111">
            <text:p>280.5089861111</text:p>
          </table:table-cell>
          <table:table-cell table:formula="of:=([.BO3]-[.BO2])/360" office:value-type="float" office:value="126.410822222222">
            <text:p>126.4108222222</text:p>
          </table:table-cell>
          <table:table-cell table:formula="of:=([.BP3]-[.BP2])/360" office:value-type="float" office:value="88.2562055555556">
            <text:p>88.2562055556</text:p>
          </table:table-cell>
          <table:table-cell table:formula="of:=([.BQ3]-[.BQ2])/360" office:value-type="float" office:value="309.105563888889">
            <text:p>309.1055638889</text:p>
          </table:table-cell>
          <table:table-cell table:formula="of:=([.BR3]-[.BR2])/360" office:value-type="float" office:value="155.0074">
            <text:p>155.0074</text:p>
          </table:table-cell>
          <table:table-cell table:formula="of:=([.BS3]-[.BS2])/360" office:value-type="float" office:value="312.174455555556">
            <text:p>312.1744555556</text:p>
          </table:table-cell>
          <table:table-cell table:formula="of:=([.BT3]-[.BT2])/360" office:value-type="float" office:value="158.076291666667">
            <text:p>158.0762916667</text:p>
          </table:table-cell>
          <table:table-cell table:formula="of:=([.BU3]-[.BU2])/360" office:value-type="float" office:value="91.3250972222222">
            <text:p>91.3250972222</text:p>
          </table:table-cell>
        </table:table-row>
        <table:table-row table:style-name="ro4">
          <table:table-cell office:value-type="string">
            <text:p>Number of days elapsed:</text:p>
          </table:table-cell>
          <table:table-cell table:number-columns-repeated="72" table:style-name="ce9" office:value-type="float" office:value="22278">
            <text:p>22278</text:p>
          </table:table-cell>
        </table:table-row>
        <table:table-row table:style-name="ro4" table:number-rows-repeated="2">
          <table:table-cell table:number-columns-repeated="73"/>
        </table:table-row>
        <table:table-row table:style-name="ro2">
          <table:table-cell office:value-type="string">
            <text:p>Average number of days for 1 revolution:</text:p>
          </table:table-cell>
          <table:table-cell table:style-name="ce10" table:formula="of:=[.B7]/[.B6]" office:value-type="float" office:value="27.3207618771527">
            <text:p>27.3207618772</text:p>
          </table:table-cell>
          <table:table-cell table:style-name="ce10" table:formula="of:=[.C7]/[.C6]" office:value-type="float" office:value="365.243884389168">
            <text:p>365.2438843892</text:p>
          </table:table-cell>
          <table:table-cell table:style-name="ce10" table:formula="of:=[.D7]/[.D6]" office:value-type="float" office:value="87.9692298549539">
            <text:p>87.969229855</text:p>
          </table:table-cell>
          <table:table-cell table:style-name="ce10" table:formula="of:=[.E7]/[.E6]" office:value-type="float" office:value="224.691047288533">
            <text:p>224.6910472885</text:p>
          </table:table-cell>
          <table:table-cell table:style-name="ce10" table:formula="of:=[.F7]/[.F6]" office:value-type="float" office:value="365.243884389168">
            <text:p>365.2438843892</text:p>
          </table:table-cell>
          <table:table-cell table:style-name="ce10" table:formula="of:=[.G7]/[.G6]" office:value-type="float" office:value="687.629025611954">
            <text:p>687.629025612</text:p>
          </table:table-cell>
          <table:table-cell table:style-name="ce10" table:formula="of:=[.H7]/[.H6]" office:value-type="float" office:value="4336.82402727954">
            <text:p>4336.8240272796</text:p>
          </table:table-cell>
          <table:table-cell table:style-name="ce10" table:formula="of:=[.I7]/[.I6]" office:value-type="float" office:value="10772.4812860226">
            <text:p>10772.4812860226</text:p>
          </table:table-cell>
          <table:table-cell table:style-name="ce10" table:formula="of:=[.J7]/[.J6]" office:value-type="float" office:value="19499.1539104896">
            <text:p>19499.1539104896</text:p>
          </table:table-cell>
          <table:table-cell table:style-name="ce10" table:formula="of:=[.K7]/[.K6]" office:value-type="float" office:value="30391.8693086866">
            <text:p>30391.8693086866</text:p>
          </table:table-cell>
          <table:table-cell table:style-name="ce10" table:formula="of:=[.L7]/[.L6]" office:value-type="float" office:value="60353.538774128">
            <text:p>60353.538774128</text:p>
          </table:table-cell>
          <table:table-cell table:style-name="ce10" table:formula="of:=[.M7]/[.M6]" office:value-type="float" office:value="57348.5498541273">
            <text:p>57348.5498541273</text:p>
          </table:table-cell>
          <table:table-cell table:style-name="ce10" table:formula="of:=[.N7]/[.N6]" office:value-type="float" office:value="347024.360694042">
            <text:p>347024.360694042</text:p>
          </table:table-cell>
          <table:table-cell table:style-name="ce10" table:formula="of:=[.O7]/[.O6]" office:value-type="float" office:value="144.570184600404">
            <text:p>144.5701846004</text:p>
          </table:table-cell>
          <table:table-cell table:style-name="ce10" table:formula="of:=[.P7]/[.P6]" office:value-type="float" office:value="115.878688129363">
            <text:p>115.8786881294</text:p>
          </table:table-cell>
          <table:table-cell table:style-name="ce10" table:formula="of:=[.Q7]/[.Q6]" office:value-type="float" office:value="100.874189393728">
            <text:p>100.8741893937</text:p>
          </table:table-cell>
          <table:table-cell table:style-name="ce10" table:formula="of:=[.R7]/[.R6]" office:value-type="float" office:value="89.7905642545113">
            <text:p>89.7905642545</text:p>
          </table:table-cell>
          <table:table-cell table:style-name="ce10" table:formula="of:=[.S7]/[.S6]" office:value-type="float" office:value="88.3678961665981">
            <text:p>88.3678961666</text:p>
          </table:table-cell>
          <table:table-cell table:style-name="ce10" table:formula="of:=[.T7]/[.T6]" office:value-type="float" office:value="88.6935105109719">
            <text:p>88.693510511</text:p>
          </table:table-cell>
          <table:table-cell table:style-name="ce10" table:formula="of:=[.U7]/[.U6]" office:value-type="float" office:value="88.2245958435277">
            <text:p>88.2245958435</text:p>
          </table:table-cell>
          <table:table-cell table:style-name="ce10" table:formula="of:=[.V7]/[.V6]" office:value-type="float" office:value="88.0976379237699">
            <text:p>88.0976379238</text:p>
          </table:table-cell>
          <table:table-cell table:style-name="ce10" table:formula="of:=[.W7]/[.W6]" office:value-type="float" office:value="88.1043766752778">
            <text:p>88.1043766753</text:p>
          </table:table-cell>
          <table:table-cell table:style-name="ce10" table:formula="of:=[.X7]/[.X6]" office:value-type="float" office:value="583.887402005087">
            <text:p>583.8874020051</text:p>
          </table:table-cell>
          <table:table-cell table:style-name="ce10" table:formula="of:=[.Y7]/[.Y6]" office:value-type="float" office:value="333.746836823145">
            <text:p>333.7468368231</text:p>
          </table:table-cell>
          <table:table-cell table:style-name="ce10" table:formula="of:=[.Z7]/[.Z6]" office:value-type="float" office:value="236.968390209415">
            <text:p>236.9683902094</text:p>
          </table:table-cell>
          <table:table-cell table:style-name="ce10" table:formula="of:=[.AA7]/[.AA6]" office:value-type="float" office:value="227.310371473592">
            <text:p>227.3103714736</text:p>
          </table:table-cell>
          <table:table-cell table:style-name="ce10" table:formula="of:=[.AB7]/[.AB6]" office:value-type="float" office:value="229.477459000269">
            <text:p>229.4774590003</text:p>
          </table:table-cell>
          <table:table-cell table:style-name="ce10" table:formula="of:=[.AC7]/[.AC6]" office:value-type="float" office:value="226.364590179888">
            <text:p>226.3645901799</text:p>
          </table:table-cell>
          <table:table-cell table:style-name="ce10" table:formula="of:=[.AD7]/[.AD6]" office:value-type="float" office:value="225.530678657505">
            <text:p>225.5306786575</text:p>
          </table:table-cell>
          <table:table-cell table:style-name="ce10" table:formula="of:=[.AE7]/[.AE6]" office:value-type="float" office:value="225.574847294102">
            <text:p>225.5748472941</text:p>
          </table:table-cell>
          <table:table-cell table:style-name="ce10" table:formula="of:=[.AF7]/[.AF6]" office:value-type="float" office:value="779.044267923279">
            <text:p>779.0442679233</text:p>
          </table:table-cell>
          <table:table-cell table:style-name="ce10" table:formula="of:=[.AG7]/[.AG6]" office:value-type="float" office:value="398.83330982793">
            <text:p>398.8333098279</text:p>
          </table:table-cell>
          <table:table-cell table:style-name="ce10" table:formula="of:=[.AH7]/[.AH6]" office:value-type="float" office:value="372.215961445123">
            <text:p>372.2159614451</text:p>
          </table:table-cell>
          <table:table-cell table:style-name="ce10" table:formula="of:=[.AI7]/[.AI6]" office:value-type="float" office:value="378.062184763746">
            <text:p>378.0621847637</text:p>
          </table:table-cell>
          <table:table-cell table:style-name="ce10" table:formula="of:=[.AJ7]/[.AJ6]" office:value-type="float" office:value="369.686711153701">
            <text:p>369.6867111537</text:p>
          </table:table-cell>
          <table:table-cell table:style-name="ce10" table:formula="of:=[.AK7]/[.AK6]" office:value-type="float" office:value="367.467703141291">
            <text:p>367.4677031413</text:p>
          </table:table-cell>
          <table:table-cell table:style-name="ce10" table:formula="of:=[.AL7]/[.AL6]" office:value-type="float" office:value="367.584975219428">
            <text:p>367.5849752194</text:p>
          </table:table-cell>
          <table:table-cell table:style-name="ce10" table:formula="of:=[.AM7]/[.AM6]" office:value-type="float" office:value="817.201075515555">
            <text:p>817.2010755156</text:p>
          </table:table-cell>
          <table:table-cell table:style-name="ce10" table:formula="of:=[.AN7]/[.AN6]" office:value-type="float" office:value="712.764344505966">
            <text:p>712.764344506</text:p>
          </table:table-cell>
          <table:table-cell table:style-name="ce10" table:formula="of:=[.AO7]/[.AO6]" office:value-type="float" office:value="734.514558949929">
            <text:p>734.5145589499</text:p>
          </table:table-cell>
          <table:table-cell table:style-name="ce10" table:formula="of:=[.AP7]/[.AP6]" office:value-type="float" office:value="703.547078804294">
            <text:p>703.5470788043</text:p>
          </table:table-cell>
          <table:table-cell table:style-name="ce10" table:formula="of:=[.AQ7]/[.AQ6]" office:value-type="float" office:value="695.55371290587">
            <text:p>695.5537129059</text:p>
          </table:table-cell>
          <table:table-cell table:style-name="ce10" table:formula="of:=[.AR7]/[.AR6]" office:value-type="float" office:value="695.973995477429">
            <text:p>695.9739954774</text:p>
          </table:table-cell>
          <table:table-cell table:style-name="ce10" table:formula="of:=[.AS7]/[.AS6]" office:value-type="float" office:value="5577.26944618684">
            <text:p>5577.2694461868</text:p>
          </table:table-cell>
          <table:table-cell table:style-name="ce10" table:formula="of:=[.AT7]/[.AT6]" office:value-type="float" office:value="7259.29828086687">
            <text:p>7259.2982808669</text:p>
          </table:table-cell>
          <table:table-cell table:style-name="ce10" table:formula="of:=[.AU7]/[.AU6]" office:value-type="float" office:value="5058.68201833092">
            <text:p>5058.6820183309</text:p>
          </table:table-cell>
          <table:table-cell table:style-name="ce10" table:formula="of:=[.AV7]/[.AV6]" office:value-type="float" office:value="4672.58171547291">
            <text:p>4672.5817154729</text:p>
          </table:table-cell>
          <table:table-cell table:style-name="ce10" table:formula="of:=[.AW7]/[.AW6]" office:value-type="float" office:value="4691.6142618971">
            <text:p>4691.6142618971</text:p>
          </table:table-cell>
          <table:table-cell table:style-name="ce10" table:formula="of:=[.AX7]/[.AX6]" office:value-type="float" office:value="54404.7756334159">
            <text:p>54404.7756334159</text:p>
          </table:table-cell>
          <table:table-cell table:style-name="ce10" table:formula="of:=[.AY7]/[.AY6]" office:value-type="float" office:value="28805.7927081126">
            <text:p>28805.7927081126</text:p>
          </table:table-cell>
          <table:table-cell table:style-name="ce10" table:formula="of:=[.AZ7]/[.AZ6]" office:value-type="float" office:value="29544.6775904751">
            <text:p>29544.6775904751</text:p>
          </table:table-cell>
          <table:table-cell table:style-name="ce10" table:formula="of:=[.BA7]/[.BA6]" office:value-type="float" office:value="16687.3626739463">
            <text:p>16687.3626739463</text:p>
          </table:table-cell>
          <table:table-cell table:style-name="ce10" table:formula="of:=[.BB7]/[.BB6]" office:value-type="float" office:value="13113.0193652185">
            <text:p>13113.0193652185</text:p>
          </table:table-cell>
          <table:table-cell table:style-name="ce10" table:formula="of:=[.BC7]/[.BC6]" office:value-type="float" office:value="13264.0259059388">
            <text:p>13264.0259059388</text:p>
          </table:table-cell>
          <table:table-cell table:style-name="ce10" table:formula="of:=[.BD7]/[.BD6]" office:value-type="float" office:value="61220.1154163232">
            <text:p>61220.1154163232</text:p>
          </table:table-cell>
          <table:table-cell table:style-name="ce10" table:formula="of:=[.BE7]/[.BE6]" office:value-type="float" office:value="64656.6860957264">
            <text:p>64656.6860957264</text:p>
          </table:table-cell>
          <table:table-cell table:style-name="ce10" table:formula="of:=[.BF7]/[.BF6]" office:value-type="float" office:value="103.573790921393">
            <text:p>103.5737909214</text:p>
          </table:table-cell>
          <table:table-cell table:style-name="ce10" table:formula="of:=[.BG7]/[.BG6]" office:value-type="float" office:value="119.455358704257">
            <text:p>119.4553587043</text:p>
          </table:table-cell>
          <table:table-cell table:style-name="ce10" table:formula="of:=[.BH7]/[.BH6]" office:value-type="float" office:value="76.4510204121902">
            <text:p>76.4510204122</text:p>
          </table:table-cell>
          <table:table-cell table:style-name="ce10" table:formula="of:=[.BI7]/[.BI6]" office:value-type="float" office:value="315.763065727986">
            <text:p>315.763065728</text:p>
          </table:table-cell>
          <table:table-cell table:style-name="ce10" table:formula="of:=[.BJ7]/[.BJ6]" office:value-type="float" office:value="69.6190032149509">
            <text:p>69.619003215</text:p>
          </table:table-cell>
          <table:table-cell table:style-name="ce10" table:formula="of:=[.BK7]/[.BK6]" office:value-type="float" office:value="174.392860140496">
            <text:p>174.3928601405</text:p>
          </table:table-cell>
          <table:table-cell table:style-name="ce10" table:formula="of:=[.BL7]/[.BL6]" office:value-type="float" office:value="79.0436647730904">
            <text:p>79.0436647731</text:p>
          </table:table-cell>
          <table:table-cell table:style-name="ce10" table:formula="of:=[.BM7]/[.BM6]" office:value-type="float" office:value="174.392860140496">
            <text:p>174.3928601405</text:p>
          </table:table-cell>
          <table:table-cell table:style-name="ce10" table:formula="of:=[.BN7]/[.BN6]" office:value-type="float" office:value="79.41991559292">
            <text:p>79.4199155929</text:p>
          </table:table-cell>
          <table:table-cell table:style-name="ce10" table:formula="of:=[.BO7]/[.BO6]" office:value-type="float" office:value="176.234910970175">
            <text:p>176.2349109702</text:p>
          </table:table-cell>
          <table:table-cell table:style-name="ce10" table:formula="of:=[.BP7]/[.BP6]" office:value-type="float" office:value="252.424176405096">
            <text:p>252.4241764051</text:p>
          </table:table-cell>
          <table:table-cell table:style-name="ce10" table:formula="of:=[.BQ7]/[.BQ6]" office:value-type="float" office:value="72.0724652112961">
            <text:p>72.0724652113</text:p>
          </table:table-cell>
          <table:table-cell table:style-name="ce10" table:formula="of:=[.BR7]/[.BR6]" office:value-type="float" office:value="143.722170683464">
            <text:p>143.7221706835</text:p>
          </table:table-cell>
          <table:table-cell table:style-name="ce10" table:formula="of:=[.BS7]/[.BS6]" office:value-type="float" office:value="71.3639428323928">
            <text:p>71.3639428324</text:p>
          </table:table-cell>
          <table:table-cell table:style-name="ce10" table:formula="of:=[.BT7]/[.BT6]" office:value-type="float" office:value="140.931949789013">
            <text:p>140.931949789</text:p>
          </table:table-cell>
          <table:table-cell table:style-name="ce10" table:formula="of:=[.BU7]/[.BU6]" office:value-type="float" office:value="243.9417058138">
            <text:p>243.94170581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pages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12/18/2012</text:date>, <text:time>20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8T20:35:00</dc:date>
    <meta:generator>LibreOffice/3.4$Unix LibreOffice_project/340m1$Build-1505</meta:generator>
    <meta:editing-duration>PT2H42S</meta:editing-duration>
    <meta:editing-cycles>10</meta:editing-cycles>
    <meta:printed-by>Ryan </meta:printed-by>
    <meta:print-date>2012-12-18T20:34:41</meta:print-date>
    <dc:creator>Ryan </dc:creator>
    <meta:document-statistic meta:table-count="2" meta:cell-count="949" meta:object-count="0"/>
  </office:meta>
</office:document-meta>
</file>